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_nozzle" table:style-name="ta1">
        <table:shapes>
          <draw:frame draw:z-index="0" draw:style-name="gr1" draw:text-style-name="P1" svg:width="15.7339in" svg:height="8.663in" svg:x="4.0827in" svg:y="0.3512in">
            <draw:object draw:notify-on-update-of-ranges="temp_nozzle.A1:temp_nozzle.A1 temp_nozzle.A2:temp_nozzle.A1940 temp_nozzle.B1:temp_nozzle.B1 temp_nozzle.B2:temp_nozzle.B1940 temp_nozzle.C1:temp_nozzle.C1 temp_nozzle.C2:temp_nozzle.C19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zzle temp [°C]</text:p>
          </table:table-cell>
          <table:table-cell office:value-type="string" calcext:value-type="string">
            <text:p>Target temp [°C]</text:p>
          </table:table-cell>
          <table:table-cell office:value-type="string" calcext:value-type="string">
            <text:p>Print fan PWM [0 .. 255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45" calcext:value-type="float">
            <text:p>21.01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94" calcext:value-type="float">
            <text:p>21.02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48" calcext:value-type="float">
            <text:p>21.04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07" calcext:value-type="float">
            <text:p>21.06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7" calcext:value-type="float">
            <text:p>21.0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4" calcext:value-type="float">
            <text:p>21.0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115" calcext:value-type="float">
            <text:p>21.11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96" calcext:value-type="float">
            <text:p>21.12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84" calcext:value-type="float">
            <text:p>21.14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83" calcext:value-type="float">
            <text:p>21.18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95" calcext:value-type="float">
            <text:p>21.20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317" calcext:value-type="float">
            <text:p>21.23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49" calcext:value-type="float">
            <text:p>21.25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92" calcext:value-type="float">
            <text:p>21.27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48" calcext:value-type="float">
            <text:p>21.30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17" calcext:value-type="float">
            <text:p>21.33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03" calcext:value-type="float">
            <text:p>21.36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06" calcext:value-type="float">
            <text:p>21.39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28" calcext:value-type="float">
            <text:p>21.42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74" calcext:value-type="float">
            <text:p>21.45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46" calcext:value-type="float">
            <text:p>21.49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348" calcext:value-type="float">
            <text:p>21.53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86" calcext:value-type="float">
            <text:p>21.57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68" calcext:value-type="float">
            <text:p>21.62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03" calcext:value-type="float">
            <text:p>21.68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04" calcext:value-type="float">
            <text:p>21.74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91" calcext:value-type="float">
            <text:p>21.80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91" calcext:value-type="float">
            <text:p>21.88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5" calcext:value-type="float">
            <text:p>21.9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7" calcext:value-type="float">
            <text:p>22.10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43" calcext:value-type="float">
            <text:p>22.264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33" calcext:value-type="float">
            <text:p>22.50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" calcext:value-type="float">
            <text:p>22.9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582" calcext:value-type="float">
            <text:p>23.45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349" calcext:value-type="float">
            <text:p>23.93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4112" calcext:value-type="float">
            <text:p>24.41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87" calcext:value-type="float">
            <text:p>24.8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3624" calcext:value-type="float">
            <text:p>25.36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8373" calcext:value-type="float">
            <text:p>25.83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3117" calcext:value-type="float">
            <text:p>26.31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7857" calcext:value-type="float">
            <text:p>26.78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592" calcext:value-type="float">
            <text:p>27.25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322" calcext:value-type="float">
            <text:p>27.73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048" calcext:value-type="float">
            <text:p>28.20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6769" calcext:value-type="float">
            <text:p>28.67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486" calcext:value-type="float">
            <text:p>29.14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6198" calcext:value-type="float">
            <text:p>29.61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0906" calcext:value-type="float">
            <text:p>30.09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5609" calcext:value-type="float">
            <text:p>30.56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0307" calcext:value-type="float">
            <text:p>31.03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001" calcext:value-type="float">
            <text:p>31.50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969" calcext:value-type="float">
            <text:p>31.9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4374" calcext:value-type="float">
            <text:p>32.43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9054" calcext:value-type="float">
            <text:p>32.90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73" calcext:value-type="float">
            <text:p>33.3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067" calcext:value-type="float">
            <text:p>34.30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7728" calcext:value-type="float">
            <text:p>34.77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385" calcext:value-type="float">
            <text:p>35.23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038" calcext:value-type="float">
            <text:p>35.70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686" calcext:value-type="float">
            <text:p>36.16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329" calcext:value-type="float">
            <text:p>36.63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0968" calcext:value-type="float">
            <text:p>37.09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602" calcext:value-type="float">
            <text:p>37.56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0232" calcext:value-type="float">
            <text:p>38.02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4857" calcext:value-type="float">
            <text:p>38.48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477" calcext:value-type="float">
            <text:p>38.94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4093" calcext:value-type="float">
            <text:p>39.40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704" calcext:value-type="float">
            <text:p>39.87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3311" calcext:value-type="float">
            <text:p>40.33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13" calcext:value-type="float">
            <text:p>40.79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2511" calcext:value-type="float">
            <text:p>41.25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7104" calcext:value-type="float">
            <text:p>41.71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1693" calcext:value-type="float">
            <text:p>42.16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6277" calcext:value-type="float">
            <text:p>42.62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0856" calcext:value-type="float">
            <text:p>43.08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5431" calcext:value-type="float">
            <text:p>43.54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0002" calcext:value-type="float">
            <text:p>44.00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4568" calcext:value-type="float">
            <text:p>44.45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9129" calcext:value-type="float">
            <text:p>44.91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3686" calcext:value-type="float">
            <text:p>45.36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8238" calcext:value-type="float">
            <text:p>45.82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2786" calcext:value-type="float">
            <text:p>46.27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7329" calcext:value-type="float">
            <text:p>46.73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1868" calcext:value-type="float">
            <text:p>47.18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6402" calcext:value-type="float">
            <text:p>47.64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0932" calcext:value-type="float">
            <text:p>48.09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5457" calcext:value-type="float">
            <text:p>48.54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9977" calcext:value-type="float">
            <text:p>48.99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4493" calcext:value-type="float">
            <text:p>49.44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9005" calcext:value-type="float">
            <text:p>49.90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3512" calcext:value-type="float">
            <text:p>50.35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8015" calcext:value-type="float">
            <text:p>50.80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2513" calcext:value-type="float">
            <text:p>51.25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7006" calcext:value-type="float">
            <text:p>51.70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1495" calcext:value-type="float">
            <text:p>52.14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598" calcext:value-type="float">
            <text:p>52.5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046" calcext:value-type="float">
            <text:p>53.0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4935" calcext:value-type="float">
            <text:p>53.49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9406" calcext:value-type="float">
            <text:p>53.94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3873" calcext:value-type="float">
            <text:p>54.38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8335" calcext:value-type="float">
            <text:p>54.83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2792" calcext:value-type="float">
            <text:p>55.27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7245" calcext:value-type="float">
            <text:p>55.72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1694" calcext:value-type="float">
            <text:p>56.16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6138" calcext:value-type="float">
            <text:p>56.61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0578" calcext:value-type="float">
            <text:p>57.05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5013" calcext:value-type="float">
            <text:p>57.50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9444" calcext:value-type="float">
            <text:p>57.94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387" calcext:value-type="float">
            <text:p>58.3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8291" calcext:value-type="float">
            <text:p>58.82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2709" calcext:value-type="float">
            <text:p>59.27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121" calcext:value-type="float">
            <text:p>59.71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153" calcext:value-type="float">
            <text:p>60.1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5934" calcext:value-type="float">
            <text:p>60.59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0333" calcext:value-type="float">
            <text:p>61.03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4728" calcext:value-type="float">
            <text:p>61.47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9118" calcext:value-type="float">
            <text:p>61.91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3504" calcext:value-type="float">
            <text:p>62.35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7886" calcext:value-type="float">
            <text:p>62.78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2263" calcext:value-type="float">
            <text:p>63.22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6636" calcext:value-type="float">
            <text:p>63.66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1004" calcext:value-type="float">
            <text:p>64.10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5368" calcext:value-type="float">
            <text:p>64.53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9727" calcext:value-type="float">
            <text:p>64.97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4082" calcext:value-type="float">
            <text:p>65.40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8432" calcext:value-type="float">
            <text:p>65.84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2778" calcext:value-type="float">
            <text:p>66.27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712" calcext:value-type="float">
            <text:p>66.7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1457" calcext:value-type="float">
            <text:p>67.14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579" calcext:value-type="float">
            <text:p>67.5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0118" calcext:value-type="float">
            <text:p>68.01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4442" calcext:value-type="float">
            <text:p>68.44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8761" calcext:value-type="float">
            <text:p>68.87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3076" calcext:value-type="float">
            <text:p>69.30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7387" calcext:value-type="float">
            <text:p>69.73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1693" calcext:value-type="float">
            <text:p>70.16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5995" calcext:value-type="float">
            <text:p>70.59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0292" calcext:value-type="float">
            <text:p>71.02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4585" calcext:value-type="float">
            <text:p>71.45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8874" calcext:value-type="float">
            <text:p>71.88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3158" calcext:value-type="float">
            <text:p>72.31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7438" calcext:value-type="float">
            <text:p>72.74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1713" calcext:value-type="float">
            <text:p>73.17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5984" calcext:value-type="float">
            <text:p>73.59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025" calcext:value-type="float">
            <text:p>74.0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4512" calcext:value-type="float">
            <text:p>74.45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877" calcext:value-type="float">
            <text:p>74.8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3024" calcext:value-type="float">
            <text:p>75.30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7273" calcext:value-type="float">
            <text:p>75.72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1517" calcext:value-type="float">
            <text:p>76.15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5757" calcext:value-type="float">
            <text:p>76.57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9993" calcext:value-type="float">
            <text:p>76.99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4225" calcext:value-type="float">
            <text:p>77.42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8452" calcext:value-type="float">
            <text:p>77.84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2674" calcext:value-type="float">
            <text:p>78.26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6893" calcext:value-type="float">
            <text:p>78.68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1107" calcext:value-type="float">
            <text:p>79.11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5316" calcext:value-type="float">
            <text:p>79.53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9522" calcext:value-type="float">
            <text:p>79.95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3723" calcext:value-type="float">
            <text:p>80.37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7919" calcext:value-type="float">
            <text:p>80.79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2111" calcext:value-type="float">
            <text:p>81.21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6299" calcext:value-type="float">
            <text:p>81.62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0483" calcext:value-type="float">
            <text:p>82.04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4662" calcext:value-type="float">
            <text:p>82.46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8837" calcext:value-type="float">
            <text:p>82.88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3007" calcext:value-type="float">
            <text:p>83.30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7173" calcext:value-type="float">
            <text:p>83.71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1335" calcext:value-type="float">
            <text:p>84.13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5492" calcext:value-type="float">
            <text:p>84.54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9645" calcext:value-type="float">
            <text:p>84.96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3794" calcext:value-type="float">
            <text:p>85.37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7939" calcext:value-type="float">
            <text:p>85.79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2079" calcext:value-type="float">
            <text:p>86.20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6214" calcext:value-type="float">
            <text:p>86.62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0346" calcext:value-type="float">
            <text:p>87.03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4473" calcext:value-type="float">
            <text:p>87.44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8596" calcext:value-type="float">
            <text:p>87.85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2714" calcext:value-type="float">
            <text:p>88.27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6829" calcext:value-type="float">
            <text:p>88.68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0938" calcext:value-type="float">
            <text:p>89.09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5044" calcext:value-type="float">
            <text:p>89.50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9145" calcext:value-type="float">
            <text:p>89.91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3242" calcext:value-type="float">
            <text:p>90.32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7335" calcext:value-type="float">
            <text:p>90.73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1423" calcext:value-type="float">
            <text:p>91.14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5507" calcext:value-type="float">
            <text:p>91.55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9587" calcext:value-type="float">
            <text:p>91.95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3663" calcext:value-type="float">
            <text:p>92.36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7734" calcext:value-type="float">
            <text:p>92.77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1801" calcext:value-type="float">
            <text:p>93.18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5863" calcext:value-type="float">
            <text:p>93.58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9922" calcext:value-type="float">
            <text:p>93.99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3976" calcext:value-type="float">
            <text:p>94.39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8026" calcext:value-type="float">
            <text:p>94.80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2071" calcext:value-type="float">
            <text:p>95.20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6113" calcext:value-type="float">
            <text:p>95.61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015" calcext:value-type="float">
            <text:p>96.0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4182" calcext:value-type="float">
            <text:p>96.41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8211" calcext:value-type="float">
            <text:p>96.82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2235" calcext:value-type="float">
            <text:p>97.22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6255" calcext:value-type="float">
            <text:p>97.62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271" calcext:value-type="float">
            <text:p>98.02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282" calcext:value-type="float">
            <text:p>98.42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289" calcext:value-type="float">
            <text:p>98.82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292" calcext:value-type="float">
            <text:p>99.22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291" calcext:value-type="float">
            <text:p>99.62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29" calcext:value-type="float">
            <text:p>100.0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28" calcext:value-type="float">
            <text:p>100.4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26" calcext:value-type="float">
            <text:p>100.8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24" calcext:value-type="float">
            <text:p>101.2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22" calcext:value-type="float">
            <text:p>101.6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019" calcext:value-type="float">
            <text:p>102.0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416" calcext:value-type="float">
            <text:p>102.4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813" calcext:value-type="float">
            <text:p>102.8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09" calcext:value-type="float">
            <text:p>103.2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05" calcext:value-type="float">
            <text:p>103.6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395" calcext:value-type="float">
            <text:p>104.3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789" calcext:value-type="float">
            <text:p>104.7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183" calcext:value-type="float">
            <text:p>105.1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576" calcext:value-type="float">
            <text:p>105.5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97" calcext:value-type="float">
            <text:p>105.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362" calcext:value-type="float">
            <text:p>106.3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755" calcext:value-type="float">
            <text:p>106.7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146" calcext:value-type="float">
            <text:p>107.1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538" calcext:value-type="float">
            <text:p>107.5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929" calcext:value-type="float">
            <text:p>107.9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319" calcext:value-type="float">
            <text:p>108.3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71" calcext:value-type="float">
            <text:p>108.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099" calcext:value-type="float">
            <text:p>109.0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489" calcext:value-type="float">
            <text:p>109.4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878" calcext:value-type="float">
            <text:p>109.8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266" calcext:value-type="float">
            <text:p>110.2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654" calcext:value-type="float">
            <text:p>110.6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042" calcext:value-type="float">
            <text:p>111.0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429" calcext:value-type="float">
            <text:p>111.4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816" calcext:value-type="float">
            <text:p>111.8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202" calcext:value-type="float">
            <text:p>112.2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589" calcext:value-type="float">
            <text:p>112.5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974" calcext:value-type="float">
            <text:p>112.9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359" calcext:value-type="float">
            <text:p>113.3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744" calcext:value-type="float">
            <text:p>113.7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128" calcext:value-type="float">
            <text:p>114.1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512" calcext:value-type="float">
            <text:p>114.5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896" calcext:value-type="float">
            <text:p>114.8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279" calcext:value-type="float">
            <text:p>115.2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662" calcext:value-type="float">
            <text:p>115.6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044" calcext:value-type="float">
            <text:p>116.0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426" calcext:value-type="float">
            <text:p>116.4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807" calcext:value-type="float">
            <text:p>116.8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188" calcext:value-type="float">
            <text:p>117.1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569" calcext:value-type="float">
            <text:p>117.5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949" calcext:value-type="float">
            <text:p>117.9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329" calcext:value-type="float">
            <text:p>118.3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708" calcext:value-type="float">
            <text:p>118.7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087" calcext:value-type="float">
            <text:p>119.0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466" calcext:value-type="float">
            <text:p>119.4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844" calcext:value-type="float">
            <text:p>119.8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222" calcext:value-type="float">
            <text:p>120.2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599" calcext:value-type="float">
            <text:p>120.5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976" calcext:value-type="float">
            <text:p>120.9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353" calcext:value-type="float">
            <text:p>121.3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729" calcext:value-type="float">
            <text:p>121.7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104" calcext:value-type="float">
            <text:p>122.1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48" calcext:value-type="float">
            <text:p>122.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855" calcext:value-type="float">
            <text:p>122.8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229" calcext:value-type="float">
            <text:p>123.2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603" calcext:value-type="float">
            <text:p>123.6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977" calcext:value-type="float">
            <text:p>123.9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35" calcext:value-type="float">
            <text:p>124.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723" calcext:value-type="float">
            <text:p>124.7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095" calcext:value-type="float">
            <text:p>125.0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467" calcext:value-type="float">
            <text:p>125.4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839" calcext:value-type="float">
            <text:p>125.8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21" calcext:value-type="float">
            <text:p>126.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581" calcext:value-type="float">
            <text:p>126.5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952" calcext:value-type="float">
            <text:p>126.9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322" calcext:value-type="float">
            <text:p>127.3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691" calcext:value-type="float">
            <text:p>127.6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06" calcext:value-type="float">
            <text:p>128.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429" calcext:value-type="float">
            <text:p>128.4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798" calcext:value-type="float">
            <text:p>128.7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166" calcext:value-type="float">
            <text:p>129.1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533" calcext:value-type="float">
            <text:p>129.5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267" calcext:value-type="float">
            <text:p>130.2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633" calcext:value-type="float">
            <text:p>130.6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999" calcext:value-type="float">
            <text:p>130.9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365" calcext:value-type="float">
            <text:p>131.3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73" calcext:value-type="float">
            <text:p>131.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095" calcext:value-type="float">
            <text:p>132.0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459" calcext:value-type="float">
            <text:p>132.4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823" calcext:value-type="float">
            <text:p>132.8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187" calcext:value-type="float">
            <text:p>133.1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55" calcext:value-type="float">
            <text:p>133.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913" calcext:value-type="float">
            <text:p>133.9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275" calcext:value-type="float">
            <text:p>134.2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637" calcext:value-type="float">
            <text:p>134.6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999" calcext:value-type="float">
            <text:p>134.9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36" calcext:value-type="float">
            <text:p>135.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721" calcext:value-type="float">
            <text:p>135.7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081" calcext:value-type="float">
            <text:p>136.0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441" calcext:value-type="float">
            <text:p>136.4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16" calcext:value-type="float">
            <text:p>137.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518" calcext:value-type="float">
            <text:p>137.5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877" calcext:value-type="float">
            <text:p>137.8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235" calcext:value-type="float">
            <text:p>138.2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592" calcext:value-type="float">
            <text:p>138.5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95" calcext:value-type="float">
            <text:p>138.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306" calcext:value-type="float">
            <text:p>139.3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663" calcext:value-type="float">
            <text:p>139.6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019" calcext:value-type="float">
            <text:p>140.0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374" calcext:value-type="float">
            <text:p>140.3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73" calcext:value-type="float">
            <text:p>140.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084" calcext:value-type="float">
            <text:p>141.0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439" calcext:value-type="float">
            <text:p>141.4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793" calcext:value-type="float">
            <text:p>141.7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147" calcext:value-type="float">
            <text:p>142.1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853" calcext:value-type="float">
            <text:p>142.8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205" calcext:value-type="float">
            <text:p>143.2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557" calcext:value-type="float">
            <text:p>143.5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909" calcext:value-type="float">
            <text:p>143.9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26" calcext:value-type="float">
            <text:p>144.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611" calcext:value-type="float">
            <text:p>144.6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961" calcext:value-type="float">
            <text:p>144.9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312" calcext:value-type="float">
            <text:p>145.3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661" calcext:value-type="float">
            <text:p>145.6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011" calcext:value-type="float">
            <text:p>146.0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36" calcext:value-type="float">
            <text:p>146.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708" calcext:value-type="float">
            <text:p>146.7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056" calcext:value-type="float">
            <text:p>147.0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404" calcext:value-type="float">
            <text:p>147.4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751" calcext:value-type="float">
            <text:p>147.7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098" calcext:value-type="float">
            <text:p>148.0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445" calcext:value-type="float">
            <text:p>148.4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791" calcext:value-type="float">
            <text:p>148.7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137" calcext:value-type="float">
            <text:p>149.1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482" calcext:value-type="float">
            <text:p>149.4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828" calcext:value-type="float">
            <text:p>149.8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172" calcext:value-type="float">
            <text:p>150.1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516" calcext:value-type="float">
            <text:p>150.5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86" calcext:value-type="float">
            <text:p>150.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204" calcext:value-type="float">
            <text:p>151.2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547" calcext:value-type="float">
            <text:p>151.5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89" calcext:value-type="float">
            <text:p>151.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232" calcext:value-type="float">
            <text:p>152.2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574" calcext:value-type="float">
            <text:p>152.5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916" calcext:value-type="float">
            <text:p>152.9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257" calcext:value-type="float">
            <text:p>153.2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598" calcext:value-type="float">
            <text:p>153.5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938" calcext:value-type="float">
            <text:p>153.9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278" calcext:value-type="float">
            <text:p>154.2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618" calcext:value-type="float">
            <text:p>154.6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57" calcext:value-type="float">
            <text:p>154.9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296" calcext:value-type="float">
            <text:p>155.2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634" calcext:value-type="float">
            <text:p>155.6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973" calcext:value-type="float">
            <text:p>155.9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31" calcext:value-type="float">
            <text:p>156.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648" calcext:value-type="float">
            <text:p>156.6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985" calcext:value-type="float">
            <text:p>156.9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21" calcext:value-type="float">
            <text:p>157.3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658" calcext:value-type="float">
            <text:p>157.6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993" calcext:value-type="float">
            <text:p>157.9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329" calcext:value-type="float">
            <text:p>158.3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664" calcext:value-type="float">
            <text:p>158.6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999" calcext:value-type="float">
            <text:p>158.9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333" calcext:value-type="float">
            <text:p>159.3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667" calcext:value-type="float">
            <text:p>159.6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334" calcext:value-type="float">
            <text:p>160.3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666" calcext:value-type="float">
            <text:p>160.6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999" calcext:value-type="float">
            <text:p>160.9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331" calcext:value-type="float">
            <text:p>161.3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663" calcext:value-type="float">
            <text:p>161.6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994" calcext:value-type="float">
            <text:p>161.9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325" calcext:value-type="float">
            <text:p>162.3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655" calcext:value-type="float">
            <text:p>162.6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986" calcext:value-type="float">
            <text:p>162.9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315" calcext:value-type="float">
            <text:p>163.3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645" calcext:value-type="float">
            <text:p>163.6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974" calcext:value-type="float">
            <text:p>163.9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302" calcext:value-type="float">
            <text:p>164.3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631" calcext:value-type="float">
            <text:p>164.6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959" calcext:value-type="float">
            <text:p>164.9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286" calcext:value-type="float">
            <text:p>165.2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613" calcext:value-type="float">
            <text:p>165.6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94" calcext:value-type="float">
            <text:p>165.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267" calcext:value-type="float">
            <text:p>166.2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593" calcext:value-type="float">
            <text:p>166.5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918" calcext:value-type="float">
            <text:p>166.9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244" calcext:value-type="float">
            <text:p>167.2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569" calcext:value-type="float">
            <text:p>167.5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893" calcext:value-type="float">
            <text:p>167.8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217" calcext:value-type="float">
            <text:p>168.2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541" calcext:value-type="float">
            <text:p>168.5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865" calcext:value-type="float">
            <text:p>168.8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188" calcext:value-type="float">
            <text:p>169.1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511" calcext:value-type="float">
            <text:p>169.5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833" calcext:value-type="float">
            <text:p>169.8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155" calcext:value-type="float">
            <text:p>170.1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476" calcext:value-type="float">
            <text:p>170.4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798" calcext:value-type="float">
            <text:p>170.7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119" calcext:value-type="float">
            <text:p>171.1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439" calcext:value-type="float">
            <text:p>171.4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759" calcext:value-type="float">
            <text:p>171.7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079" calcext:value-type="float">
            <text:p>172.0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398" calcext:value-type="float">
            <text:p>172.3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717" calcext:value-type="float">
            <text:p>172.7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036" calcext:value-type="float">
            <text:p>173.0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354" calcext:value-type="float">
            <text:p>173.3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672" calcext:value-type="float">
            <text:p>173.6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99" calcext:value-type="float">
            <text:p>173.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307" calcext:value-type="float">
            <text:p>174.3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624" calcext:value-type="float">
            <text:p>174.6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94" calcext:value-type="float">
            <text:p>174.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256" calcext:value-type="float">
            <text:p>175.2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572" calcext:value-type="float">
            <text:p>175.5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888" calcext:value-type="float">
            <text:p>175.8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203" calcext:value-type="float">
            <text:p>176.2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517" calcext:value-type="float">
            <text:p>176.5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832" calcext:value-type="float">
            <text:p>176.8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146" calcext:value-type="float">
            <text:p>177.1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459" calcext:value-type="float">
            <text:p>177.4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772" calcext:value-type="float">
            <text:p>177.7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085" calcext:value-type="float">
            <text:p>178.0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398" calcext:value-type="float">
            <text:p>178.3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71" calcext:value-type="float">
            <text:p>178.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021" calcext:value-type="float">
            <text:p>179.0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333" calcext:value-type="float">
            <text:p>179.3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644" calcext:value-type="float">
            <text:p>179.6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955" calcext:value-type="float">
            <text:p>179.9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265" calcext:value-type="float">
            <text:p>180.2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575" calcext:value-type="float">
            <text:p>180.5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884" calcext:value-type="float">
            <text:p>180.8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194" calcext:value-type="float">
            <text:p>181.1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503" calcext:value-type="float">
            <text:p>181.5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811" calcext:value-type="float">
            <text:p>181.8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119" calcext:value-type="float">
            <text:p>182.1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427" calcext:value-type="float">
            <text:p>182.4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734" calcext:value-type="float">
            <text:p>182.7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042" calcext:value-type="float">
            <text:p>183.0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348" calcext:value-type="float">
            <text:p>183.3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655" calcext:value-type="float">
            <text:p>183.6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961" calcext:value-type="float">
            <text:p>183.9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266" calcext:value-type="float">
            <text:p>184.2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572" calcext:value-type="float">
            <text:p>184.5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877" calcext:value-type="float">
            <text:p>184.8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181" calcext:value-type="float">
            <text:p>185.1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486" calcext:value-type="float">
            <text:p>185.4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789" calcext:value-type="float">
            <text:p>185.7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093" calcext:value-type="float">
            <text:p>186.0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396" calcext:value-type="float">
            <text:p>186.3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699" calcext:value-type="float">
            <text:p>186.6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001" calcext:value-type="float">
            <text:p>187.0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304" calcext:value-type="float">
            <text:p>187.3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605" calcext:value-type="float">
            <text:p>187.6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907" calcext:value-type="float">
            <text:p>187.9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208" calcext:value-type="float">
            <text:p>188.2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509" calcext:value-type="float">
            <text:p>188.5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809" calcext:value-type="float">
            <text:p>188.8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109" calcext:value-type="float">
            <text:p>189.1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409" calcext:value-type="float">
            <text:p>189.4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708" calcext:value-type="float">
            <text:p>189.7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07" calcext:value-type="float">
            <text:p>190.0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305" calcext:value-type="float">
            <text:p>190.3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604" calcext:value-type="float">
            <text:p>190.6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902" calcext:value-type="float">
            <text:p>190.9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199" calcext:value-type="float">
            <text:p>191.1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496" calcext:value-type="float">
            <text:p>191.4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793" calcext:value-type="float">
            <text:p>191.7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09" calcext:value-type="float">
            <text:p>192.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386" calcext:value-type="float">
            <text:p>192.3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682" calcext:value-type="float">
            <text:p>192.6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977" calcext:value-type="float">
            <text:p>192.9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272" calcext:value-type="float">
            <text:p>193.2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567" calcext:value-type="float">
            <text:p>193.5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862" calcext:value-type="float">
            <text:p>193.8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156" calcext:value-type="float">
            <text:p>194.1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449" calcext:value-type="float">
            <text:p>194.4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743" calcext:value-type="float">
            <text:p>194.74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036" calcext:value-type="float">
            <text:p>195.0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329" calcext:value-type="float">
            <text:p>195.3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621" calcext:value-type="float">
            <text:p>195.6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913" calcext:value-type="float">
            <text:p>195.9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205" calcext:value-type="float">
            <text:p>196.2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496" calcext:value-type="float">
            <text:p>196.4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787" calcext:value-type="float">
            <text:p>196.7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078" calcext:value-type="float">
            <text:p>197.0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368" calcext:value-type="float">
            <text:p>197.3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658" calcext:value-type="float">
            <text:p>197.6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948" calcext:value-type="float">
            <text:p>197.9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237" calcext:value-type="float">
            <text:p>198.2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526" calcext:value-type="float">
            <text:p>198.5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814" calcext:value-type="float">
            <text:p>198.8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103" calcext:value-type="float">
            <text:p>199.1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391" calcext:value-type="float">
            <text:p>199.3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678" calcext:value-type="float">
            <text:p>199.6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965" calcext:value-type="float">
            <text:p>199.9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252" calcext:value-type="float">
            <text:p>200.2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539" calcext:value-type="float">
            <text:p>200.5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952" calcext:value-type="float">
            <text:p>200.9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353" calcext:value-type="float">
            <text:p>201.3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743" calcext:value-type="float">
            <text:p>201.74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122" calcext:value-type="float">
            <text:p>202.1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49" calcext:value-type="float">
            <text:p>202.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847" calcext:value-type="float">
            <text:p>202.8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195" calcext:value-type="float">
            <text:p>203.1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532" calcext:value-type="float">
            <text:p>203.5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86" calcext:value-type="float">
            <text:p>203.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178" calcext:value-type="float">
            <text:p>204.1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487" calcext:value-type="float">
            <text:p>204.4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787" calcext:value-type="float">
            <text:p>204.7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079" calcext:value-type="float">
            <text:p>205.0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363" calcext:value-type="float">
            <text:p>205.3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638" calcext:value-type="float">
            <text:p>205.6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906" calcext:value-type="float">
            <text:p>205.9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165" calcext:value-type="float">
            <text:p>206.1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418" calcext:value-type="float">
            <text:p>206.4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663" calcext:value-type="float">
            <text:p>206.6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901" calcext:value-type="float">
            <text:p>206.9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133" calcext:value-type="float">
            <text:p>207.1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357" calcext:value-type="float">
            <text:p>207.3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576" calcext:value-type="float">
            <text:p>207.5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788" calcext:value-type="float">
            <text:p>207.7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994" calcext:value-type="float">
            <text:p>207.9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194" calcext:value-type="float">
            <text:p>208.1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389" calcext:value-type="float">
            <text:p>208.3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577" calcext:value-type="float">
            <text:p>208.5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761" calcext:value-type="float">
            <text:p>208.7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939" calcext:value-type="float">
            <text:p>208.9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112" calcext:value-type="float">
            <text:p>209.1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281" calcext:value-type="float">
            <text:p>209.2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444" calcext:value-type="float">
            <text:p>209.4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603" calcext:value-type="float">
            <text:p>209.6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757" calcext:value-type="float">
            <text:p>209.7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907" calcext:value-type="float">
            <text:p>209.9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052" calcext:value-type="float">
            <text:p>210.0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194" calcext:value-type="float">
            <text:p>210.1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331" calcext:value-type="float">
            <text:p>210.3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464" calcext:value-type="float">
            <text:p>210.4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594" calcext:value-type="float">
            <text:p>210.5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72" calcext:value-type="float">
            <text:p>210.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842" calcext:value-type="float">
            <text:p>210.8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961" calcext:value-type="float">
            <text:p>210.9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076" calcext:value-type="float">
            <text:p>211.0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188" calcext:value-type="float">
            <text:p>211.1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297" calcext:value-type="float">
            <text:p>211.2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403" calcext:value-type="float">
            <text:p>211.4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506" calcext:value-type="float">
            <text:p>211.5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606" calcext:value-type="float">
            <text:p>211.6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703" calcext:value-type="float">
            <text:p>211.7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797" calcext:value-type="float">
            <text:p>211.7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888" calcext:value-type="float">
            <text:p>211.8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977" calcext:value-type="float">
            <text:p>211.9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064" calcext:value-type="float">
            <text:p>212.0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148" calcext:value-type="float">
            <text:p>212.1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229" calcext:value-type="float">
            <text:p>212.2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308" calcext:value-type="float">
            <text:p>212.3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385" calcext:value-type="float">
            <text:p>212.3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46" calcext:value-type="float">
            <text:p>212.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532" calcext:value-type="float">
            <text:p>212.5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603" calcext:value-type="float">
            <text:p>212.6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671" calcext:value-type="float">
            <text:p>212.6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738" calcext:value-type="float">
            <text:p>212.7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803" calcext:value-type="float">
            <text:p>212.8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865" calcext:value-type="float">
            <text:p>212.8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926" calcext:value-type="float">
            <text:p>212.9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986" calcext:value-type="float">
            <text:p>212.9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043" calcext:value-type="float">
            <text:p>213.04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099" calcext:value-type="float">
            <text:p>213.0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153" calcext:value-type="float">
            <text:p>213.1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206" calcext:value-type="float">
            <text:p>213.2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257" calcext:value-type="float">
            <text:p>213.2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307" calcext:value-type="float">
            <text:p>213.3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356" calcext:value-type="float">
            <text:p>213.3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403" calcext:value-type="float">
            <text:p>213.4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448" calcext:value-type="float">
            <text:p>213.4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493" calcext:value-type="float">
            <text:p>213.4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536" calcext:value-type="float">
            <text:p>213.5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577" calcext:value-type="float">
            <text:p>213.5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618" calcext:value-type="float">
            <text:p>213.6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658" calcext:value-type="float">
            <text:p>213.6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696" calcext:value-type="float">
            <text:p>213.6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733" calcext:value-type="float">
            <text:p>213.7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769" calcext:value-type="float">
            <text:p>213.7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805" calcext:value-type="float">
            <text:p>213.8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839" calcext:value-type="float">
            <text:p>213.8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872" calcext:value-type="float">
            <text:p>213.8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904" calcext:value-type="float">
            <text:p>213.9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935" calcext:value-type="float">
            <text:p>213.9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966" calcext:value-type="float">
            <text:p>213.9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995" calcext:value-type="float">
            <text:p>213.9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024" calcext:value-type="float">
            <text:p>214.0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052" calcext:value-type="float">
            <text:p>214.0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079" calcext:value-type="float">
            <text:p>214.0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105" calcext:value-type="float">
            <text:p>214.1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131" calcext:value-type="float">
            <text:p>214.1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156" calcext:value-type="float">
            <text:p>214.1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18" calcext:value-type="float">
            <text:p>214.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203" calcext:value-type="float">
            <text:p>214.2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226" calcext:value-type="float">
            <text:p>214.2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248" calcext:value-type="float">
            <text:p>214.2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27" calcext:value-type="float">
            <text:p>214.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291" calcext:value-type="float">
            <text:p>214.2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311" calcext:value-type="float">
            <text:p>214.3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33" calcext:value-type="float">
            <text:p>214.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35" calcext:value-type="float">
            <text:p>214.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368" calcext:value-type="float">
            <text:p>214.3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386" calcext:value-type="float">
            <text:p>214.3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404" calcext:value-type="float">
            <text:p>214.4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421" calcext:value-type="float">
            <text:p>214.4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437" calcext:value-type="float">
            <text:p>214.4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453" calcext:value-type="float">
            <text:p>214.4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469" calcext:value-type="float">
            <text:p>214.4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484" calcext:value-type="float">
            <text:p>214.4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499" calcext:value-type="float">
            <text:p>214.4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513" calcext:value-type="float">
            <text:p>214.5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527" calcext:value-type="float">
            <text:p>214.5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541" calcext:value-type="float">
            <text:p>214.5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554" calcext:value-type="float">
            <text:p>214.5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567" calcext:value-type="float">
            <text:p>214.5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579" calcext:value-type="float">
            <text:p>214.5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591" calcext:value-type="float">
            <text:p>214.5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03" calcext:value-type="float">
            <text:p>214.6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14" calcext:value-type="float">
            <text:p>214.6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25" calcext:value-type="float">
            <text:p>214.6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36" calcext:value-type="float">
            <text:p>214.6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46" calcext:value-type="float">
            <text:p>214.6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56" calcext:value-type="float">
            <text:p>214.6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66" calcext:value-type="float">
            <text:p>214.6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76" calcext:value-type="float">
            <text:p>214.6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86" calcext:value-type="float">
            <text:p>214.6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96" calcext:value-type="float">
            <text:p>214.6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06" calcext:value-type="float">
            <text:p>214.7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16" calcext:value-type="float">
            <text:p>214.7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26" calcext:value-type="float">
            <text:p>214.7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36" calcext:value-type="float">
            <text:p>214.7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46" calcext:value-type="float">
            <text:p>214.7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56" calcext:value-type="float">
            <text:p>214.7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66" calcext:value-type="float">
            <text:p>214.7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76" calcext:value-type="float">
            <text:p>214.7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86" calcext:value-type="float">
            <text:p>214.7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96" calcext:value-type="float">
            <text:p>214.7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06" calcext:value-type="float">
            <text:p>214.8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16" calcext:value-type="float">
            <text:p>214.8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26" calcext:value-type="float">
            <text:p>214.8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36" calcext:value-type="float">
            <text:p>214.8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46" calcext:value-type="float">
            <text:p>214.8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56" calcext:value-type="float">
            <text:p>214.8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66" calcext:value-type="float">
            <text:p>214.8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76" calcext:value-type="float">
            <text:p>214.8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86" calcext:value-type="float">
            <text:p>214.8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96" calcext:value-type="float">
            <text:p>214.8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06" calcext:value-type="float">
            <text:p>214.9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16" calcext:value-type="float">
            <text:p>214.9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26" calcext:value-type="float">
            <text:p>214.9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36" calcext:value-type="float">
            <text:p>214.9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46" calcext:value-type="float">
            <text:p>214.9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56" calcext:value-type="float">
            <text:p>214.9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66" calcext:value-type="float">
            <text:p>214.9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76" calcext:value-type="float">
            <text:p>214.9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86" calcext:value-type="float">
            <text:p>214.9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96" calcext:value-type="float">
            <text:p>214.9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988" calcext:value-type="float">
            <text:p>214.9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975" calcext:value-type="float">
            <text:p>214.9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963" calcext:value-type="float">
            <text:p>214.9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949" calcext:value-type="float">
            <text:p>214.9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936" calcext:value-type="float">
            <text:p>214.9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922" calcext:value-type="float">
            <text:p>214.9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907" calcext:value-type="float">
            <text:p>214.9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892" calcext:value-type="float">
            <text:p>214.8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877" calcext:value-type="float">
            <text:p>214.8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861" calcext:value-type="float">
            <text:p>214.8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844" calcext:value-type="float">
            <text:p>214.8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826" calcext:value-type="float">
            <text:p>214.8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808" calcext:value-type="float">
            <text:p>214.8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789" calcext:value-type="float">
            <text:p>214.7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769" calcext:value-type="float">
            <text:p>214.7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748" calcext:value-type="float">
            <text:p>214.7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726" calcext:value-type="float">
            <text:p>214.7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703" calcext:value-type="float">
            <text:p>214.7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678" calcext:value-type="float">
            <text:p>214.6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652" calcext:value-type="float">
            <text:p>214.6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624" calcext:value-type="float">
            <text:p>214.6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593" calcext:value-type="float">
            <text:p>214.5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561" calcext:value-type="float">
            <text:p>214.5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525" calcext:value-type="float">
            <text:p>214.5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486" calcext:value-type="float">
            <text:p>214.4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443" calcext:value-type="float">
            <text:p>214.4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394" calcext:value-type="float">
            <text:p>214.3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339" calcext:value-type="float">
            <text:p>214.3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274" calcext:value-type="float">
            <text:p>214.2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197" calcext:value-type="float">
            <text:p>214.1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3.972" calcext:value-type="float">
            <text:p>213.9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3.78" calcext:value-type="float">
            <text:p>213.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3.396" calcext:value-type="float">
            <text:p>213.3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3.014" calcext:value-type="float">
            <text:p>213.0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2.632" calcext:value-type="float">
            <text:p>212.6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2.251" calcext:value-type="float">
            <text:p>212.2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1.871" calcext:value-type="float">
            <text:p>211.8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1.491" calcext:value-type="float">
            <text:p>211.4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1.113" calcext:value-type="float">
            <text:p>211.1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0.735" calcext:value-type="float">
            <text:p>210.7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0.358" calcext:value-type="float">
            <text:p>210.3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9.982" calcext:value-type="float">
            <text:p>209.9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9.607" calcext:value-type="float">
            <text:p>209.6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9.232" calcext:value-type="float">
            <text:p>209.2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.858" calcext:value-type="float">
            <text:p>208.8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.485" calcext:value-type="float">
            <text:p>208.4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.113" calcext:value-type="float">
            <text:p>208.1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7.742" calcext:value-type="float">
            <text:p>207.7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7.371" calcext:value-type="float">
            <text:p>207.3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7.001" calcext:value-type="float">
            <text:p>207.0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6.632" calcext:value-type="float">
            <text:p>206.6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6.264" calcext:value-type="float">
            <text:p>206.2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5.897" calcext:value-type="float">
            <text:p>205.8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5.53" calcext:value-type="float">
            <text:p>205.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5.164" calcext:value-type="float">
            <text:p>205.1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4.799" calcext:value-type="float">
            <text:p>204.7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4.435" calcext:value-type="float">
            <text:p>204.4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4.071" calcext:value-type="float">
            <text:p>204.0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3.708" calcext:value-type="float">
            <text:p>203.7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3.346" calcext:value-type="float">
            <text:p>203.3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2.985" calcext:value-type="float">
            <text:p>202.9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2.624" calcext:value-type="float">
            <text:p>202.6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2.265" calcext:value-type="float">
            <text:p>202.2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.906" calcext:value-type="float">
            <text:p>201.9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.547" calcext:value-type="float">
            <text:p>201.5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.19" calcext:value-type="float">
            <text:p>201.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0.833" calcext:value-type="float">
            <text:p>200.8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0.477" calcext:value-type="float">
            <text:p>200.4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0.122" calcext:value-type="float">
            <text:p>200.1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9.768" calcext:value-type="float">
            <text:p>199.7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9.414" calcext:value-type="float">
            <text:p>199.4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9.061" calcext:value-type="float">
            <text:p>199.0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8.709" calcext:value-type="float">
            <text:p>198.7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8.357" calcext:value-type="float">
            <text:p>198.3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8.007" calcext:value-type="float">
            <text:p>198.0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7.657" calcext:value-type="float">
            <text:p>197.6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7.307" calcext:value-type="float">
            <text:p>197.3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6.959" calcext:value-type="float">
            <text:p>196.9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6.611" calcext:value-type="float">
            <text:p>196.6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6.264" calcext:value-type="float">
            <text:p>196.2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.918" calcext:value-type="float">
            <text:p>195.9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.572" calcext:value-type="float">
            <text:p>195.5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.228" calcext:value-type="float">
            <text:p>195.2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4.883" calcext:value-type="float">
            <text:p>194.8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4.54" calcext:value-type="float">
            <text:p>194.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4.197" calcext:value-type="float">
            <text:p>194.1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3.856" calcext:value-type="float">
            <text:p>193.8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3.514" calcext:value-type="float">
            <text:p>193.5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3.174" calcext:value-type="float">
            <text:p>193.1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.834" calcext:value-type="float">
            <text:p>192.8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.495" calcext:value-type="float">
            <text:p>192.4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.157" calcext:value-type="float">
            <text:p>192.1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1.819" calcext:value-type="float">
            <text:p>191.8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1.483" calcext:value-type="float">
            <text:p>191.4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1.146" calcext:value-type="float">
            <text:p>191.1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.811" calcext:value-type="float">
            <text:p>190.8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.476" calcext:value-type="float">
            <text:p>190.4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.142" calcext:value-type="float">
            <text:p>190.1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9.809" calcext:value-type="float">
            <text:p>189.8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9.476" calcext:value-type="float">
            <text:p>189.4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9.144" calcext:value-type="float">
            <text:p>189.1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.813" calcext:value-type="float">
            <text:p>188.8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.483" calcext:value-type="float">
            <text:p>188.4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.153" calcext:value-type="float">
            <text:p>188.1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7.824" calcext:value-type="float">
            <text:p>187.8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7.496" calcext:value-type="float">
            <text:p>187.4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7.168" calcext:value-type="float">
            <text:p>187.1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.841" calcext:value-type="float">
            <text:p>186.8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.515" calcext:value-type="float">
            <text:p>186.5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.189" calcext:value-type="float">
            <text:p>186.1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5.864" calcext:value-type="float">
            <text:p>185.8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5.54" calcext:value-type="float">
            <text:p>185.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5.216" calcext:value-type="float">
            <text:p>185.2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4.893" calcext:value-type="float">
            <text:p>184.8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4.571" calcext:value-type="float">
            <text:p>184.5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4.25" calcext:value-type="float">
            <text:p>184.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3.929" calcext:value-type="float">
            <text:p>183.9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3.609" calcext:value-type="float">
            <text:p>183.6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3.289" calcext:value-type="float">
            <text:p>183.2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.971" calcext:value-type="float">
            <text:p>182.9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.653" calcext:value-type="float">
            <text:p>182.6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.335" calcext:value-type="float">
            <text:p>182.3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.018" calcext:value-type="float">
            <text:p>182.0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1.702" calcext:value-type="float">
            <text:p>181.7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1.387" calcext:value-type="float">
            <text:p>181.3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1.072" calcext:value-type="float">
            <text:p>181.0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0.758" calcext:value-type="float">
            <text:p>180.7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0.445" calcext:value-type="float">
            <text:p>180.4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0.132" calcext:value-type="float">
            <text:p>180.1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.82" calcext:value-type="float">
            <text:p>179.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.508" calcext:value-type="float">
            <text:p>179.5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.198" calcext:value-type="float">
            <text:p>179.1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8.888" calcext:value-type="float">
            <text:p>178.8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8.578" calcext:value-type="float">
            <text:p>178.5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8.269" calcext:value-type="float">
            <text:p>178.2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961" calcext:value-type="float">
            <text:p>177.9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654" calcext:value-type="float">
            <text:p>177.6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347" calcext:value-type="float">
            <text:p>177.3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041" calcext:value-type="float">
            <text:p>177.0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6.735" calcext:value-type="float">
            <text:p>176.7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6.43" calcext:value-type="float">
            <text:p>176.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6.126" calcext:value-type="float">
            <text:p>176.1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822" calcext:value-type="float">
            <text:p>175.8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52" calcext:value-type="float">
            <text:p>175.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217" calcext:value-type="float">
            <text:p>175.2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.916" calcext:value-type="float">
            <text:p>174.9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.615" calcext:value-type="float">
            <text:p>174.6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.314" calcext:value-type="float">
            <text:p>174.3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.014" calcext:value-type="float">
            <text:p>174.0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715" calcext:value-type="float">
            <text:p>173.7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417" calcext:value-type="float">
            <text:p>173.4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119" calcext:value-type="float">
            <text:p>173.1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822" calcext:value-type="float">
            <text:p>172.8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525" calcext:value-type="float">
            <text:p>172.5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229" calcext:value-type="float">
            <text:p>172.2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934" calcext:value-type="float">
            <text:p>171.9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639" calcext:value-type="float">
            <text:p>171.6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345" calcext:value-type="float">
            <text:p>171.3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052" calcext:value-type="float">
            <text:p>171.0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759" calcext:value-type="float">
            <text:p>170.7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467" calcext:value-type="float">
            <text:p>170.4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175" calcext:value-type="float">
            <text:p>170.1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884" calcext:value-type="float">
            <text:p>169.8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594" calcext:value-type="float">
            <text:p>169.5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304" calcext:value-type="float">
            <text:p>169.3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015" calcext:value-type="float">
            <text:p>169.0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.726" calcext:value-type="float">
            <text:p>168.7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.438" calcext:value-type="float">
            <text:p>168.4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.151" calcext:value-type="float">
            <text:p>168.1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864" calcext:value-type="float">
            <text:p>167.8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578" calcext:value-type="float">
            <text:p>167.5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293" calcext:value-type="float">
            <text:p>167.2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008" calcext:value-type="float">
            <text:p>167.0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724" calcext:value-type="float">
            <text:p>166.7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44" calcext:value-type="float">
            <text:p>166.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157" calcext:value-type="float">
            <text:p>166.1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875" calcext:value-type="float">
            <text:p>165.8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593" calcext:value-type="float">
            <text:p>165.5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311" calcext:value-type="float">
            <text:p>165.3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031" calcext:value-type="float">
            <text:p>165.0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.751" calcext:value-type="float">
            <text:p>164.7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.471" calcext:value-type="float">
            <text:p>164.4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.192" calcext:value-type="float">
            <text:p>164.1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914" calcext:value-type="float">
            <text:p>163.9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636" calcext:value-type="float">
            <text:p>163.6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359" calcext:value-type="float">
            <text:p>163.3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083" calcext:value-type="float">
            <text:p>163.0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.807" calcext:value-type="float">
            <text:p>162.8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.531" calcext:value-type="float">
            <text:p>162.5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.257" calcext:value-type="float">
            <text:p>162.2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982" calcext:value-type="float">
            <text:p>161.9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709" calcext:value-type="float">
            <text:p>161.7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436" calcext:value-type="float">
            <text:p>161.4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163" calcext:value-type="float">
            <text:p>161.1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891" calcext:value-type="float">
            <text:p>160.8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62" calcext:value-type="float">
            <text:p>160.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349" calcext:value-type="float">
            <text:p>160.3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079" calcext:value-type="float">
            <text:p>160.0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81" calcext:value-type="float">
            <text:p>159.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541" calcext:value-type="float">
            <text:p>159.5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272" calcext:value-type="float">
            <text:p>159.2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004" calcext:value-type="float">
            <text:p>159.0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.737" calcext:value-type="float">
            <text:p>158.7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.47" calcext:value-type="float">
            <text:p>158.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.204" calcext:value-type="float">
            <text:p>158.2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939" calcext:value-type="float">
            <text:p>157.9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674" calcext:value-type="float">
            <text:p>157.6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409" calcext:value-type="float">
            <text:p>157.4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145" calcext:value-type="float">
            <text:p>157.1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882" calcext:value-type="float">
            <text:p>156.8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619" calcext:value-type="float">
            <text:p>156.6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357" calcext:value-type="float">
            <text:p>156.3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095" calcext:value-type="float">
            <text:p>156.0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834" calcext:value-type="float">
            <text:p>155.8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573" calcext:value-type="float">
            <text:p>155.5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313" calcext:value-type="float">
            <text:p>155.3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054" calcext:value-type="float">
            <text:p>155.0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.795" calcext:value-type="float">
            <text:p>154.7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.537" calcext:value-type="float">
            <text:p>154.5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.279" calcext:value-type="float">
            <text:p>154.2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.022" calcext:value-type="float">
            <text:p>154.0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765" calcext:value-type="float">
            <text:p>153.7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509" calcext:value-type="float">
            <text:p>153.5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253" calcext:value-type="float">
            <text:p>153.2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998" calcext:value-type="float">
            <text:p>152.9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743" calcext:value-type="float">
            <text:p>152.7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489" calcext:value-type="float">
            <text:p>152.4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236" calcext:value-type="float">
            <text:p>152.2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983" calcext:value-type="float">
            <text:p>151.9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73" calcext:value-type="float">
            <text:p>151.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479" calcext:value-type="float">
            <text:p>151.4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227" calcext:value-type="float">
            <text:p>151.2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976" calcext:value-type="float">
            <text:p>150.9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726" calcext:value-type="float">
            <text:p>150.7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476" calcext:value-type="float">
            <text:p>150.4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227" calcext:value-type="float">
            <text:p>150.2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978" calcext:value-type="float">
            <text:p>149.9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73" calcext:value-type="float">
            <text:p>149.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483" calcext:value-type="float">
            <text:p>149.4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236" calcext:value-type="float">
            <text:p>149.2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989" calcext:value-type="float">
            <text:p>148.9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743" calcext:value-type="float">
            <text:p>148.7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497" calcext:value-type="float">
            <text:p>148.4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252" calcext:value-type="float">
            <text:p>148.2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008" calcext:value-type="float">
            <text:p>148.0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764" calcext:value-type="float">
            <text:p>147.7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52" calcext:value-type="float">
            <text:p>147.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277" calcext:value-type="float">
            <text:p>147.2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035" calcext:value-type="float">
            <text:p>147.0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793" calcext:value-type="float">
            <text:p>146.7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552" calcext:value-type="float">
            <text:p>146.5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311" calcext:value-type="float">
            <text:p>146.3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07" calcext:value-type="float">
            <text:p>146.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5.83" calcext:value-type="float">
            <text:p>145.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5.591" calcext:value-type="float">
            <text:p>145.5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5.352" calcext:value-type="float">
            <text:p>145.3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5.114" calcext:value-type="float">
            <text:p>145.1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876" calcext:value-type="float">
            <text:p>144.8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639" calcext:value-type="float">
            <text:p>144.6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402" calcext:value-type="float">
            <text:p>144.4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165" calcext:value-type="float">
            <text:p>144.1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93" calcext:value-type="float">
            <text:p>143.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694" calcext:value-type="float">
            <text:p>143.6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459" calcext:value-type="float">
            <text:p>143.4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225" calcext:value-type="float">
            <text:p>143.2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991" calcext:value-type="float">
            <text:p>142.9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758" calcext:value-type="float">
            <text:p>142.7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525" calcext:value-type="float">
            <text:p>142.5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293" calcext:value-type="float">
            <text:p>142.2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061" calcext:value-type="float">
            <text:p>142.0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829" calcext:value-type="float">
            <text:p>141.8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598" calcext:value-type="float">
            <text:p>141.5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368" calcext:value-type="float">
            <text:p>141.3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138" calcext:value-type="float">
            <text:p>141.1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909" calcext:value-type="float">
            <text:p>140.9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68" calcext:value-type="float">
            <text:p>140.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451" calcext:value-type="float">
            <text:p>140.4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223" calcext:value-type="float">
            <text:p>140.2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996" calcext:value-type="float">
            <text:p>139.9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769" calcext:value-type="float">
            <text:p>139.7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542" calcext:value-type="float">
            <text:p>139.5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316" calcext:value-type="float">
            <text:p>139.3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091" calcext:value-type="float">
            <text:p>139.0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866" calcext:value-type="float">
            <text:p>138.8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641" calcext:value-type="float">
            <text:p>138.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417" calcext:value-type="float">
            <text:p>138.4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193" calcext:value-type="float">
            <text:p>138.1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97" calcext:value-type="float">
            <text:p>137.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747" calcext:value-type="float">
            <text:p>137.7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525" calcext:value-type="float">
            <text:p>137.5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303" calcext:value-type="float">
            <text:p>137.3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082" calcext:value-type="float">
            <text:p>137.0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861" calcext:value-type="float">
            <text:p>136.8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641" calcext:value-type="float">
            <text:p>136.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421" calcext:value-type="float">
            <text:p>136.4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202" calcext:value-type="float">
            <text:p>136.2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983" calcext:value-type="float">
            <text:p>135.9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764" calcext:value-type="float">
            <text:p>135.7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546" calcext:value-type="float">
            <text:p>135.5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328" calcext:value-type="float">
            <text:p>135.3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111" calcext:value-type="float">
            <text:p>135.1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895" calcext:value-type="float">
            <text:p>134.8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678" calcext:value-type="float">
            <text:p>134.6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463" calcext:value-type="float">
            <text:p>134.4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247" calcext:value-type="float">
            <text:p>134.2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033" calcext:value-type="float">
            <text:p>134.0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818" calcext:value-type="float">
            <text:p>133.8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604" calcext:value-type="float">
            <text:p>133.6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391" calcext:value-type="float">
            <text:p>133.3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178" calcext:value-type="float">
            <text:p>133.1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965" calcext:value-type="float">
            <text:p>132.9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753" calcext:value-type="float">
            <text:p>132.7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542" calcext:value-type="float">
            <text:p>132.5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33" calcext:value-type="float">
            <text:p>132.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12" calcext:value-type="float">
            <text:p>132.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909" calcext:value-type="float">
            <text:p>131.9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699" calcext:value-type="float">
            <text:p>131.6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49" calcext:value-type="float">
            <text:p>131.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281" calcext:value-type="float">
            <text:p>131.2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073" calcext:value-type="float">
            <text:p>131.0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864" calcext:value-type="float">
            <text:p>130.8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657" calcext:value-type="float">
            <text:p>130.6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45" calcext:value-type="float">
            <text:p>130.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243" calcext:value-type="float">
            <text:p>130.2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036" calcext:value-type="float">
            <text:p>130.0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831" calcext:value-type="float">
            <text:p>129.8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625" calcext:value-type="float">
            <text:p>129.6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42" calcext:value-type="float">
            <text:p>129.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215" calcext:value-type="float">
            <text:p>129.2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011" calcext:value-type="float">
            <text:p>129.0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808" calcext:value-type="float">
            <text:p>128.8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604" calcext:value-type="float">
            <text:p>128.6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401" calcext:value-type="float">
            <text:p>128.4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199" calcext:value-type="float">
            <text:p>128.1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997" calcext:value-type="float">
            <text:p>127.9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795" calcext:value-type="float">
            <text:p>127.7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594" calcext:value-type="float">
            <text:p>127.5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394" calcext:value-type="float">
            <text:p>127.3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193" calcext:value-type="float">
            <text:p>127.1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993" calcext:value-type="float">
            <text:p>126.9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794" calcext:value-type="float">
            <text:p>126.7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595" calcext:value-type="float">
            <text:p>126.5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396" calcext:value-type="float">
            <text:p>126.3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198" calcext:value-type="float">
            <text:p>126.1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803" calcext:value-type="float">
            <text:p>125.8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606" calcext:value-type="float">
            <text:p>125.6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41" calcext:value-type="float">
            <text:p>125.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214" calcext:value-type="float">
            <text:p>125.2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018" calcext:value-type="float">
            <text:p>125.0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823" calcext:value-type="float">
            <text:p>124.8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628" calcext:value-type="float">
            <text:p>124.6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433" calcext:value-type="float">
            <text:p>124.4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239" calcext:value-type="float">
            <text:p>124.2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046" calcext:value-type="float">
            <text:p>124.0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853" calcext:value-type="float">
            <text:p>123.8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66" calcext:value-type="float">
            <text:p>123.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467" calcext:value-type="float">
            <text:p>123.4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275" calcext:value-type="float">
            <text:p>123.2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084" calcext:value-type="float">
            <text:p>123.0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893" calcext:value-type="float">
            <text:p>122.8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702" calcext:value-type="float">
            <text:p>122.7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512" calcext:value-type="float">
            <text:p>122.5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322" calcext:value-type="float">
            <text:p>122.3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132" calcext:value-type="float">
            <text:p>122.1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943" calcext:value-type="float">
            <text:p>121.9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754" calcext:value-type="float">
            <text:p>121.7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566" calcext:value-type="float">
            <text:p>121.5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378" calcext:value-type="float">
            <text:p>121.3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19" calcext:value-type="float">
            <text:p>121.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003" calcext:value-type="float">
            <text:p>121.0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817" calcext:value-type="float">
            <text:p>120.8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63" calcext:value-type="float">
            <text:p>120.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444" calcext:value-type="float">
            <text:p>120.4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259" calcext:value-type="float">
            <text:p>120.2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073" calcext:value-type="float">
            <text:p>120.0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889" calcext:value-type="float">
            <text:p>119.8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704" calcext:value-type="float">
            <text:p>119.7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52" calcext:value-type="float">
            <text:p>119.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337" calcext:value-type="float">
            <text:p>119.3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153" calcext:value-type="float">
            <text:p>119.1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971" calcext:value-type="float">
            <text:p>118.9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788" calcext:value-type="float">
            <text:p>118.7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606" calcext:value-type="float">
            <text:p>118.6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424" calcext:value-type="float">
            <text:p>118.4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243" calcext:value-type="float">
            <text:p>118.2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062" calcext:value-type="float">
            <text:p>118.0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882" calcext:value-type="float">
            <text:p>117.8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702" calcext:value-type="float">
            <text:p>117.7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522" calcext:value-type="float">
            <text:p>117.5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343" calcext:value-type="float">
            <text:p>117.3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164" calcext:value-type="float">
            <text:p>117.1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985" calcext:value-type="float">
            <text:p>116.9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807" calcext:value-type="float">
            <text:p>116.8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629" calcext:value-type="float">
            <text:p>116.6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451" calcext:value-type="float">
            <text:p>116.4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274" calcext:value-type="float">
            <text:p>116.2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098" calcext:value-type="float">
            <text:p>116.0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921" calcext:value-type="float">
            <text:p>115.9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745" calcext:value-type="float">
            <text:p>115.7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57" calcext:value-type="float">
            <text:p>115.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394" calcext:value-type="float">
            <text:p>115.3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22" calcext:value-type="float">
            <text:p>115.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045" calcext:value-type="float">
            <text:p>115.0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871" calcext:value-type="float">
            <text:p>114.8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697" calcext:value-type="float">
            <text:p>114.6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524" calcext:value-type="float">
            <text:p>114.5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351" calcext:value-type="float">
            <text:p>114.3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178" calcext:value-type="float">
            <text:p>114.1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006" calcext:value-type="float">
            <text:p>114.0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834" calcext:value-type="float">
            <text:p>113.8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662" calcext:value-type="float">
            <text:p>113.6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491" calcext:value-type="float">
            <text:p>113.4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32" calcext:value-type="float">
            <text:p>113.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15" calcext:value-type="float">
            <text:p>113.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98" calcext:value-type="float">
            <text:p>112.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81" calcext:value-type="float">
            <text:p>112.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641" calcext:value-type="float">
            <text:p>112.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472" calcext:value-type="float">
            <text:p>112.4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303" calcext:value-type="float">
            <text:p>112.3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135" calcext:value-type="float">
            <text:p>112.1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967" calcext:value-type="float">
            <text:p>111.9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799" calcext:value-type="float">
            <text:p>111.7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632" calcext:value-type="float">
            <text:p>111.6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465" calcext:value-type="float">
            <text:p>111.4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299" calcext:value-type="float">
            <text:p>111.2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132" calcext:value-type="float">
            <text:p>111.1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967" calcext:value-type="float">
            <text:p>110.9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801" calcext:value-type="float">
            <text:p>110.8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636" calcext:value-type="float">
            <text:p>110.6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471" calcext:value-type="float">
            <text:p>110.4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307" calcext:value-type="float">
            <text:p>110.3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143" calcext:value-type="float">
            <text:p>110.1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979" calcext:value-type="float">
            <text:p>109.9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816" calcext:value-type="float">
            <text:p>109.8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652" calcext:value-type="float">
            <text:p>109.6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49" calcext:value-type="float">
            <text:p>109.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327" calcext:value-type="float">
            <text:p>109.3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165" calcext:value-type="float">
            <text:p>109.1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004" calcext:value-type="float">
            <text:p>109.0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842" calcext:value-type="float">
            <text:p>108.8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682" calcext:value-type="float">
            <text:p>108.6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521" calcext:value-type="float">
            <text:p>108.5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361" calcext:value-type="float">
            <text:p>108.3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201" calcext:value-type="float">
            <text:p>108.2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041" calcext:value-type="float">
            <text:p>108.0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882" calcext:value-type="float">
            <text:p>107.8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723" calcext:value-type="float">
            <text:p>107.7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564" calcext:value-type="float">
            <text:p>107.5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406" calcext:value-type="float">
            <text:p>107.4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248" calcext:value-type="float">
            <text:p>107.2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09" calcext:value-type="float">
            <text:p>107.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933" calcext:value-type="float">
            <text:p>106.9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776" calcext:value-type="float">
            <text:p>106.7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62" calcext:value-type="float">
            <text:p>106.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463" calcext:value-type="float">
            <text:p>106.4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307" calcext:value-type="float">
            <text:p>106.3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152" calcext:value-type="float">
            <text:p>106.1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997" calcext:value-type="float">
            <text:p>105.9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842" calcext:value-type="float">
            <text:p>105.8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687" calcext:value-type="float">
            <text:p>105.6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533" calcext:value-type="float">
            <text:p>105.5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379" calcext:value-type="float">
            <text:p>105.3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225" calcext:value-type="float">
            <text:p>105.2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072" calcext:value-type="float">
            <text:p>105.0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919" calcext:value-type="float">
            <text:p>104.9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766" calcext:value-type="float">
            <text:p>104.7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614" calcext:value-type="float">
            <text:p>104.6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462" calcext:value-type="float">
            <text:p>104.4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31" calcext:value-type="float">
            <text:p>104.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159" calcext:value-type="float">
            <text:p>104.1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008" calcext:value-type="float">
            <text:p>104.0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857" calcext:value-type="float">
            <text:p>103.8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707" calcext:value-type="float">
            <text:p>103.7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557" calcext:value-type="float">
            <text:p>103.5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407" calcext:value-type="float">
            <text:p>103.4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257" calcext:value-type="float">
            <text:p>103.2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108" calcext:value-type="float">
            <text:p>103.1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959" calcext:value-type="float">
            <text:p>102.9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811" calcext:value-type="float">
            <text:p>102.8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663" calcext:value-type="float">
            <text:p>102.6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515" calcext:value-type="float">
            <text:p>102.5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367" calcext:value-type="float">
            <text:p>102.3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22" calcext:value-type="float">
            <text:p>102.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073" calcext:value-type="float">
            <text:p>102.0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927" calcext:value-type="float">
            <text:p>101.9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78" calcext:value-type="float">
            <text:p>101.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634" calcext:value-type="float">
            <text:p>101.6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489" calcext:value-type="float">
            <text:p>101.4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343" calcext:value-type="float">
            <text:p>101.3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198" calcext:value-type="float">
            <text:p>101.1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053" calcext:value-type="float">
            <text:p>101.0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909" calcext:value-type="float">
            <text:p>100.9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765" calcext:value-type="float">
            <text:p>100.7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621" calcext:value-type="float">
            <text:p>100.6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477" calcext:value-type="float">
            <text:p>100.4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334" calcext:value-type="float">
            <text:p>100.3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191" calcext:value-type="float">
            <text:p>100.1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048" calcext:value-type="float">
            <text:p>100.0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9061" calcext:value-type="float">
            <text:p>99.90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7641" calcext:value-type="float">
            <text:p>99.7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6224" calcext:value-type="float">
            <text:p>99.62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4809" calcext:value-type="float">
            <text:p>99.48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3398" calcext:value-type="float">
            <text:p>99.33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199" calcext:value-type="float">
            <text:p>99.1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0584" calcext:value-type="float">
            <text:p>99.05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9182" calcext:value-type="float">
            <text:p>98.91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7783" calcext:value-type="float">
            <text:p>98.77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6386" calcext:value-type="float">
            <text:p>98.63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4993" calcext:value-type="float">
            <text:p>98.49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3602" calcext:value-type="float">
            <text:p>98.36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2215" calcext:value-type="float">
            <text:p>98.22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083" calcext:value-type="float">
            <text:p>98.0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9448" calcext:value-type="float">
            <text:p>97.94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807" calcext:value-type="float">
            <text:p>97.8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6694" calcext:value-type="float">
            <text:p>97.66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5321" calcext:value-type="float">
            <text:p>97.53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3951" calcext:value-type="float">
            <text:p>97.39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2584" calcext:value-type="float">
            <text:p>97.25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122" calcext:value-type="float">
            <text:p>97.1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9858" calcext:value-type="float">
            <text:p>96.98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85" calcext:value-type="float">
            <text:p>96.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7144" calcext:value-type="float">
            <text:p>96.71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5792" calcext:value-type="float">
            <text:p>96.57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4442" calcext:value-type="float">
            <text:p>96.44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3095" calcext:value-type="float">
            <text:p>96.30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1751" calcext:value-type="float">
            <text:p>96.17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041" calcext:value-type="float">
            <text:p>96.0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9072" calcext:value-type="float">
            <text:p>95.90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7736" calcext:value-type="float">
            <text:p>95.77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6403" calcext:value-type="float">
            <text:p>95.64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5073" calcext:value-type="float">
            <text:p>95.50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3746" calcext:value-type="float">
            <text:p>95.37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2422" calcext:value-type="float">
            <text:p>95.24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1101" calcext:value-type="float">
            <text:p>95.11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9782" calcext:value-type="float">
            <text:p>94.97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8466" calcext:value-type="float">
            <text:p>94.84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7153" calcext:value-type="float">
            <text:p>94.71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5843" calcext:value-type="float">
            <text:p>94.58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4535" calcext:value-type="float">
            <text:p>94.45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3231" calcext:value-type="float">
            <text:p>94.32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1929" calcext:value-type="float">
            <text:p>94.19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063" calcext:value-type="float">
            <text:p>94.0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9333" calcext:value-type="float">
            <text:p>93.93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8039" calcext:value-type="float">
            <text:p>93.80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6748" calcext:value-type="float">
            <text:p>93.67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546" calcext:value-type="float">
            <text:p>93.5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4175" calcext:value-type="float">
            <text:p>93.41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2892" calcext:value-type="float">
            <text:p>93.28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1612" calcext:value-type="float">
            <text:p>93.16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0335" calcext:value-type="float">
            <text:p>93.03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906" calcext:value-type="float">
            <text:p>92.9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7788" calcext:value-type="float">
            <text:p>92.77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6519" calcext:value-type="float">
            <text:p>92.65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5252" calcext:value-type="float">
            <text:p>92.52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3988" calcext:value-type="float">
            <text:p>92.39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2727" calcext:value-type="float">
            <text:p>92.27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1469" calcext:value-type="float">
            <text:p>92.14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0213" calcext:value-type="float">
            <text:p>92.02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896" calcext:value-type="float">
            <text:p>91.8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7709" calcext:value-type="float">
            <text:p>91.77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6461" calcext:value-type="float">
            <text:p>91.64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5216" calcext:value-type="float">
            <text:p>91.52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3974" calcext:value-type="float">
            <text:p>91.39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2734" calcext:value-type="float">
            <text:p>91.27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1496" calcext:value-type="float">
            <text:p>91.14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0262" calcext:value-type="float">
            <text:p>91.02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903" calcext:value-type="float">
            <text:p>90.9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78" calcext:value-type="float">
            <text:p>90.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6573" calcext:value-type="float">
            <text:p>90.65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5349" calcext:value-type="float">
            <text:p>90.53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4127" calcext:value-type="float">
            <text:p>90.4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2908" calcext:value-type="float">
            <text:p>90.29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1692" calcext:value-type="float">
            <text:p>90.16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0478" calcext:value-type="float">
            <text:p>90.04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9266" calcext:value-type="float">
            <text:p>89.92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8058" calcext:value-type="float">
            <text:p>89.80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6851" calcext:value-type="float">
            <text:p>89.68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5648" calcext:value-type="float">
            <text:p>89.56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4447" calcext:value-type="float">
            <text:p>89.44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3248" calcext:value-type="float">
            <text:p>89.32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2052" calcext:value-type="float">
            <text:p>89.20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0859" calcext:value-type="float">
            <text:p>89.08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9668" calcext:value-type="float">
            <text:p>88.96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8479" calcext:value-type="float">
            <text:p>88.84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7293" calcext:value-type="float">
            <text:p>88.72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611" calcext:value-type="float">
            <text:p>88.6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4929" calcext:value-type="float">
            <text:p>88.49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3751" calcext:value-type="float">
            <text:p>88.37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2575" calcext:value-type="float">
            <text:p>88.25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1401" calcext:value-type="float">
            <text:p>88.14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023" calcext:value-type="float">
            <text:p>88.0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9062" calcext:value-type="float">
            <text:p>87.90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7896" calcext:value-type="float">
            <text:p>87.78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6733" calcext:value-type="float">
            <text:p>87.67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5572" calcext:value-type="float">
            <text:p>87.55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4413" calcext:value-type="float">
            <text:p>87.44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3257" calcext:value-type="float">
            <text:p>87.32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2103" calcext:value-type="float">
            <text:p>87.21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0952" calcext:value-type="float">
            <text:p>87.09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9803" calcext:value-type="float">
            <text:p>86.98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8657" calcext:value-type="float">
            <text:p>86.86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7513" calcext:value-type="float">
            <text:p>86.75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6372" calcext:value-type="float">
            <text:p>86.63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5233" calcext:value-type="float">
            <text:p>86.52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4096" calcext:value-type="float">
            <text:p>86.40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2962" calcext:value-type="float">
            <text:p>86.29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183" calcext:value-type="float">
            <text:p>86.1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0701" calcext:value-type="float">
            <text:p>86.07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9574" calcext:value-type="float">
            <text:p>85.95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8449" calcext:value-type="float">
            <text:p>85.84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7327" calcext:value-type="float">
            <text:p>85.73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6207" calcext:value-type="float">
            <text:p>85.62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5089" calcext:value-type="float">
            <text:p>85.50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3974" calcext:value-type="float">
            <text:p>85.39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2861" calcext:value-type="float">
            <text:p>85.28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1751" calcext:value-type="float">
            <text:p>85.17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0643" calcext:value-type="float">
            <text:p>85.06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9537" calcext:value-type="float">
            <text:p>84.95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8434" calcext:value-type="float">
            <text:p>84.84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7333" calcext:value-type="float">
            <text:p>84.73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6234" calcext:value-type="float">
            <text:p>84.62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5138" calcext:value-type="float">
            <text:p>84.51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4044" calcext:value-type="float">
            <text:p>84.40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2952" calcext:value-type="float">
            <text:p>84.29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1863" calcext:value-type="float">
            <text:p>84.18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0776" calcext:value-type="float">
            <text:p>84.07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9691" calcext:value-type="float">
            <text:p>83.96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8608" calcext:value-type="float">
            <text:p>83.86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7528" calcext:value-type="float">
            <text:p>83.75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645" calcext:value-type="float">
            <text:p>83.6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5375" calcext:value-type="float">
            <text:p>83.53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4301" calcext:value-type="float">
            <text:p>83.43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323" calcext:value-type="float">
            <text:p>83.3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2161" calcext:value-type="float">
            <text:p>83.21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1095" calcext:value-type="float">
            <text:p>83.10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0031" calcext:value-type="float">
            <text:p>83.00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8969" calcext:value-type="float">
            <text:p>82.89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7909" calcext:value-type="float">
            <text:p>82.79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6851" calcext:value-type="float">
            <text:p>82.68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5796" calcext:value-type="float">
            <text:p>82.57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4743" calcext:value-type="float">
            <text:p>82.47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3692" calcext:value-type="float">
            <text:p>82.36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2644" calcext:value-type="float">
            <text:p>82.26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1597" calcext:value-type="float">
            <text:p>82.15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0553" calcext:value-type="float">
            <text:p>82.05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9511" calcext:value-type="float">
            <text:p>81.95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8471" calcext:value-type="float">
            <text:p>81.84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7434" calcext:value-type="float">
            <text:p>81.74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6398" calcext:value-type="float">
            <text:p>81.63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5365" calcext:value-type="float">
            <text:p>81.53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4334" calcext:value-type="float">
            <text:p>81.43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3306" calcext:value-type="float">
            <text:p>81.33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2279" calcext:value-type="float">
            <text:p>81.22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1255" calcext:value-type="float">
            <text:p>81.1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0233" calcext:value-type="float">
            <text:p>81.02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9212" calcext:value-type="float">
            <text:p>80.92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8195" calcext:value-type="float">
            <text:p>80.81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7179" calcext:value-type="float">
            <text:p>80.71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6165" calcext:value-type="float">
            <text:p>80.61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5154" calcext:value-type="float">
            <text:p>80.51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4145" calcext:value-type="float">
            <text:p>80.41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3137" calcext:value-type="float">
            <text:p>80.31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2132" calcext:value-type="float">
            <text:p>80.21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113" calcext:value-type="float">
            <text:p>80.1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0129" calcext:value-type="float">
            <text:p>80.01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913" calcext:value-type="float">
            <text:p>79.9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8134" calcext:value-type="float">
            <text:p>79.81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7139" calcext:value-type="float">
            <text:p>79.71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6147" calcext:value-type="float">
            <text:p>79.61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5157" calcext:value-type="float">
            <text:p>79.51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4169" calcext:value-type="float">
            <text:p>79.41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3183" calcext:value-type="float">
            <text:p>79.31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2199" calcext:value-type="float">
            <text:p>79.21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1217" calcext:value-type="float">
            <text:p>79.12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0237" calcext:value-type="float">
            <text:p>79.02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9259" calcext:value-type="float">
            <text:p>78.92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8284" calcext:value-type="float">
            <text:p>78.82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731" calcext:value-type="float">
            <text:p>78.7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6339" calcext:value-type="float">
            <text:p>78.63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5369" calcext:value-type="float">
            <text:p>78.53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4402" calcext:value-type="float">
            <text:p>78.44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3437" calcext:value-type="float">
            <text:p>78.34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2474" calcext:value-type="float">
            <text:p>78.24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1512" calcext:value-type="float">
            <text:p>78.15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0553" calcext:value-type="float">
            <text:p>78.05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9596" calcext:value-type="float">
            <text:p>77.95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8641" calcext:value-type="float">
            <text:p>77.8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7688" calcext:value-type="float">
            <text:p>77.76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6737" calcext:value-type="float">
            <text:p>77.67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5788" calcext:value-type="float">
            <text:p>77.57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4841" calcext:value-type="float">
            <text:p>77.48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3896" calcext:value-type="float">
            <text:p>77.38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2953" calcext:value-type="float">
            <text:p>77.29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2012" calcext:value-type="float">
            <text:p>77.20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1073" calcext:value-type="float">
            <text:p>77.10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0136" calcext:value-type="float">
            <text:p>77.01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9201" calcext:value-type="float">
            <text:p>76.92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8267" calcext:value-type="float">
            <text:p>76.82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7336" calcext:value-type="float">
            <text:p>76.73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6407" calcext:value-type="float">
            <text:p>76.64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548" calcext:value-type="float">
            <text:p>76.5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4555" calcext:value-type="float">
            <text:p>76.45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3632" calcext:value-type="float">
            <text:p>76.36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271" calcext:value-type="float">
            <text:p>76.2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1791" calcext:value-type="float">
            <text:p>76.17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0874" calcext:value-type="float">
            <text:p>76.08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9958" calcext:value-type="float">
            <text:p>75.99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9045" calcext:value-type="float">
            <text:p>75.90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8133" calcext:value-type="float">
            <text:p>75.81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7224" calcext:value-type="float">
            <text:p>75.72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6316" calcext:value-type="float">
            <text:p>75.63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541" calcext:value-type="float">
            <text:p>75.5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4506" calcext:value-type="float">
            <text:p>75.45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3604" calcext:value-type="float">
            <text:p>75.36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2704" calcext:value-type="float">
            <text:p>75.27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1806" calcext:value-type="float">
            <text:p>75.18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091" calcext:value-type="float">
            <text:p>75.0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0016" calcext:value-type="float">
            <text:p>75.00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9123" calcext:value-type="float">
            <text:p>74.91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8233" calcext:value-type="float">
            <text:p>74.82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7344" calcext:value-type="float">
            <text:p>74.73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6457" calcext:value-type="float">
            <text:p>74.64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5572" calcext:value-type="float">
            <text:p>74.55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4689" calcext:value-type="float">
            <text:p>74.46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3808" calcext:value-type="float">
            <text:p>74.38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2929" calcext:value-type="float">
            <text:p>74.29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2052" calcext:value-type="float">
            <text:p>74.20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1176" calcext:value-type="float">
            <text:p>74.11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0302" calcext:value-type="float">
            <text:p>74.03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9431" calcext:value-type="float">
            <text:p>73.94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8561" calcext:value-type="float">
            <text:p>73.85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7692" calcext:value-type="float">
            <text:p>73.76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6826" calcext:value-type="float">
            <text:p>73.68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5962" calcext:value-type="float">
            <text:p>73.59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5099" calcext:value-type="float">
            <text:p>73.50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4238" calcext:value-type="float">
            <text:p>73.42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3379" calcext:value-type="float">
            <text:p>73.33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2522" calcext:value-type="float">
            <text:p>73.25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1667" calcext:value-type="float">
            <text:p>73.16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0813" calcext:value-type="float">
            <text:p>73.08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9961" calcext:value-type="float">
            <text:p>72.99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9112" calcext:value-type="float">
            <text:p>72.91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8263" calcext:value-type="float">
            <text:p>72.82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7417" calcext:value-type="float">
            <text:p>72.74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6573" calcext:value-type="float">
            <text:p>72.65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573" calcext:value-type="float">
            <text:p>72.5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4889" calcext:value-type="float">
            <text:p>72.48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405" calcext:value-type="float">
            <text:p>72.4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3212" calcext:value-type="float">
            <text:p>72.32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2377" calcext:value-type="float">
            <text:p>72.23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1543" calcext:value-type="float">
            <text:p>72.15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0711" calcext:value-type="float">
            <text:p>72.07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9881" calcext:value-type="float">
            <text:p>71.98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9052" calcext:value-type="float">
            <text:p>71.90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8225" calcext:value-type="float">
            <text:p>71.82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74" calcext:value-type="float">
            <text:p>71.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6577" calcext:value-type="float">
            <text:p>71.65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5755" calcext:value-type="float">
            <text:p>71.57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4936" calcext:value-type="float">
            <text:p>71.49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4118" calcext:value-type="float">
            <text:p>71.41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3301" calcext:value-type="float">
            <text:p>71.33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2487" calcext:value-type="float">
            <text:p>71.24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1674" calcext:value-type="float">
            <text:p>71.16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0863" calcext:value-type="float">
            <text:p>71.08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0053" calcext:value-type="float">
            <text:p>71.00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9246" calcext:value-type="float">
            <text:p>70.92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844" calcext:value-type="float">
            <text:p>70.8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7635" calcext:value-type="float">
            <text:p>70.76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6833" calcext:value-type="float">
            <text:p>70.68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6032" calcext:value-type="float">
            <text:p>70.60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5233" calcext:value-type="float">
            <text:p>70.52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4435" calcext:value-type="float">
            <text:p>70.44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3639" calcext:value-type="float">
            <text:p>70.36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2845" calcext:value-type="float">
            <text:p>70.28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2053" calcext:value-type="float">
            <text:p>70.20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1262" calcext:value-type="float">
            <text:p>70.12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0473" calcext:value-type="float">
            <text:p>70.04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9685" calcext:value-type="float">
            <text:p>69.96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89" calcext:value-type="float">
            <text:p>69.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8116" calcext:value-type="float">
            <text:p>69.81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7333" calcext:value-type="float">
            <text:p>69.73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6553" calcext:value-type="float">
            <text:p>69.65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5773" calcext:value-type="float">
            <text:p>69.57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4996" calcext:value-type="float">
            <text:p>69.49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422" calcext:value-type="float">
            <text:p>69.4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3446" calcext:value-type="float">
            <text:p>69.34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2674" calcext:value-type="float">
            <text:p>69.26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1903" calcext:value-type="float">
            <text:p>69.19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1133" calcext:value-type="float">
            <text:p>69.11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0366" calcext:value-type="float">
            <text:p>69.03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96" calcext:value-type="float">
            <text:p>68.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8835" calcext:value-type="float">
            <text:p>68.88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8073" calcext:value-type="float">
            <text:p>68.80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7312" calcext:value-type="float">
            <text:p>68.73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6552" calcext:value-type="float">
            <text:p>68.65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5794" calcext:value-type="float">
            <text:p>68.57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5038" calcext:value-type="float">
            <text:p>68.50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4283" calcext:value-type="float">
            <text:p>68.42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353" calcext:value-type="float">
            <text:p>68.3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2779" calcext:value-type="float">
            <text:p>68.27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2029" calcext:value-type="float">
            <text:p>68.20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128" calcext:value-type="float">
            <text:p>68.1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0534" calcext:value-type="float">
            <text:p>68.05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9789" calcext:value-type="float">
            <text:p>67.97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9045" calcext:value-type="float">
            <text:p>67.90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8303" calcext:value-type="float">
            <text:p>67.83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7563" calcext:value-type="float">
            <text:p>67.75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6824" calcext:value-type="float">
            <text:p>67.68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6087" calcext:value-type="float">
            <text:p>67.60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5351" calcext:value-type="float">
            <text:p>67.53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4617" calcext:value-type="float">
            <text:p>67.46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3884" calcext:value-type="float">
            <text:p>67.38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3153" calcext:value-type="float">
            <text:p>67.31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2423" calcext:value-type="float">
            <text:p>67.24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1696" calcext:value-type="float">
            <text:p>67.16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0969" calcext:value-type="float">
            <text:p>67.09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0244" calcext:value-type="float">
            <text:p>67.02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9521" calcext:value-type="float">
            <text:p>66.95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8799" calcext:value-type="float">
            <text:p>66.87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8079" calcext:value-type="float">
            <text:p>66.80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736" calcext:value-type="float">
            <text:p>66.7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6643" calcext:value-type="float">
            <text:p>66.66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5927" calcext:value-type="float">
            <text:p>66.59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5213" calcext:value-type="float">
            <text:p>66.52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45" calcext:value-type="float">
            <text:p>66.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3789" calcext:value-type="float">
            <text:p>66.37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308" calcext:value-type="float">
            <text:p>66.3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2371" calcext:value-type="float">
            <text:p>66.23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1665" calcext:value-type="float">
            <text:p>66.16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096" calcext:value-type="float">
            <text:p>66.0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0256" calcext:value-type="float">
            <text:p>66.02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9554" calcext:value-type="float">
            <text:p>65.95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8853" calcext:value-type="float">
            <text:p>65.88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8154" calcext:value-type="float">
            <text:p>65.81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7456" calcext:value-type="float">
            <text:p>65.74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676" calcext:value-type="float">
            <text:p>65.6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6065" calcext:value-type="float">
            <text:p>65.60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5372" calcext:value-type="float">
            <text:p>65.53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468" calcext:value-type="float">
            <text:p>65.4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399" calcext:value-type="float">
            <text:p>65.3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3301" calcext:value-type="float">
            <text:p>65.33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2614" calcext:value-type="float">
            <text:p>65.26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1928" calcext:value-type="float">
            <text:p>65.19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1243" calcext:value-type="float">
            <text:p>65.12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056" calcext:value-type="float">
            <text:p>65.0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9878" calcext:value-type="float">
            <text:p>64.98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9198" calcext:value-type="float">
            <text:p>64.91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852" calcext:value-type="float">
            <text:p>64.8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7842" calcext:value-type="float">
            <text:p>64.78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7167" calcext:value-type="float">
            <text:p>64.71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6492" calcext:value-type="float">
            <text:p>64.64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5819" calcext:value-type="float">
            <text:p>64.58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5148" calcext:value-type="float">
            <text:p>64.51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4477" calcext:value-type="float">
            <text:p>64.44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3809" calcext:value-type="float">
            <text:p>64.38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3141" calcext:value-type="float">
            <text:p>64.31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2476" calcext:value-type="float">
            <text:p>64.24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1811" calcext:value-type="float">
            <text:p>64.18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1148" calcext:value-type="float">
            <text:p>64.11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0486" calcext:value-type="float">
            <text:p>64.04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9826" calcext:value-type="float">
            <text:p>63.98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9167" calcext:value-type="float">
            <text:p>63.91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851" calcext:value-type="float">
            <text:p>63.8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7854" calcext:value-type="float">
            <text:p>63.78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7199" calcext:value-type="float">
            <text:p>63.71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6546" calcext:value-type="float">
            <text:p>63.65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5894" calcext:value-type="float">
            <text:p>63.58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5243" calcext:value-type="float">
            <text:p>63.52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4594" calcext:value-type="float">
            <text:p>63.45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3946" calcext:value-type="float">
            <text:p>63.39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33" calcext:value-type="float">
            <text:p>63.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2655" calcext:value-type="float">
            <text:p>63.26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2011" calcext:value-type="float">
            <text:p>63.20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1369" calcext:value-type="float">
            <text:p>63.13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0728" calcext:value-type="float">
            <text:p>63.07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0089" calcext:value-type="float">
            <text:p>63.00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945" calcext:value-type="float">
            <text:p>62.9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8814" calcext:value-type="float">
            <text:p>62.88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8178" calcext:value-type="float">
            <text:p>62.81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7544" calcext:value-type="float">
            <text:p>62.75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6911" calcext:value-type="float">
            <text:p>62.69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628" calcext:value-type="float">
            <text:p>62.6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5649" calcext:value-type="float">
            <text:p>62.56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5021" calcext:value-type="float">
            <text:p>62.50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4393" calcext:value-type="float">
            <text:p>62.43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3767" calcext:value-type="float">
            <text:p>62.37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3142" calcext:value-type="float">
            <text:p>62.31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2519" calcext:value-type="float">
            <text:p>62.25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1897" calcext:value-type="float">
            <text:p>62.18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1276" calcext:value-type="float">
            <text:p>62.12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0656" calcext:value-type="float">
            <text:p>62.06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0038" calcext:value-type="float">
            <text:p>62.00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9421" calcext:value-type="float">
            <text:p>61.94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8805" calcext:value-type="float">
            <text:p>61.88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8191" calcext:value-type="float">
            <text:p>61.81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7578" calcext:value-type="float">
            <text:p>61.75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6966" calcext:value-type="float">
            <text:p>61.69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6356" calcext:value-type="float">
            <text:p>61.63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5747" calcext:value-type="float">
            <text:p>61.57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5139" calcext:value-type="float">
            <text:p>61.51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4533" calcext:value-type="float">
            <text:p>61.45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3927" calcext:value-type="float">
            <text:p>61.39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3323" calcext:value-type="float">
            <text:p>61.33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2721" calcext:value-type="float">
            <text:p>61.27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2119" calcext:value-type="float">
            <text:p>61.21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1519" calcext:value-type="float">
            <text:p>61.15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092" calcext:value-type="float">
            <text:p>61.0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0323" calcext:value-type="float">
            <text:p>61.03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9726" calcext:value-type="float">
            <text:p>60.97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9131" calcext:value-type="float">
            <text:p>60.91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8538" calcext:value-type="float">
            <text:p>60.85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7945" calcext:value-type="float">
            <text:p>60.79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7354" calcext:value-type="float">
            <text:p>60.73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6764" calcext:value-type="float">
            <text:p>60.67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6175" calcext:value-type="float">
            <text:p>60.61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5587" calcext:value-type="float">
            <text:p>60.55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5001" calcext:value-type="float">
            <text:p>60.50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4416" calcext:value-type="float">
            <text:p>60.44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3832" calcext:value-type="float">
            <text:p>60.38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325" calcext:value-type="float">
            <text:p>60.3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2668" calcext:value-type="float">
            <text:p>60.26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2088" calcext:value-type="float">
            <text:p>60.20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151" calcext:value-type="float">
            <text:p>60.1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0932" calcext:value-type="float">
            <text:p>60.09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0355" calcext:value-type="float">
            <text:p>60.03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978" calcext:value-type="float">
            <text:p>59.9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9206" calcext:value-type="float">
            <text:p>59.92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8634" calcext:value-type="float">
            <text:p>59.86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8062" calcext:value-type="float">
            <text:p>59.80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7492" calcext:value-type="float">
            <text:p>59.74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6923" calcext:value-type="float">
            <text:p>59.69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6355" calcext:value-type="float">
            <text:p>59.63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5788" calcext:value-type="float">
            <text:p>59.57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5222" calcext:value-type="float">
            <text:p>59.52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4658" calcext:value-type="float">
            <text:p>59.46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4095" calcext:value-type="float">
            <text:p>59.40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3533" calcext:value-type="float">
            <text:p>59.35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2972" calcext:value-type="float">
            <text:p>59.29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2413" calcext:value-type="float">
            <text:p>59.24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1855" calcext:value-type="float">
            <text:p>59.18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1297" calcext:value-type="float">
            <text:p>59.12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0741" calcext:value-type="float">
            <text:p>59.07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0187" calcext:value-type="float">
            <text:p>59.01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9633" calcext:value-type="float">
            <text:p>58.96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908" calcext:value-type="float">
            <text:p>58.9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8529" calcext:value-type="float">
            <text:p>58.85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7979" calcext:value-type="float">
            <text:p>58.79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743" calcext:value-type="float">
            <text:p>58.7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6882" calcext:value-type="float">
            <text:p>58.68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6336" calcext:value-type="float">
            <text:p>58.63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579" calcext:value-type="float">
            <text:p>58.5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5246" calcext:value-type="float">
            <text:p>58.52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4703" calcext:value-type="float">
            <text:p>58.47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4161" calcext:value-type="float">
            <text:p>58.41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362" calcext:value-type="float">
            <text:p>58.3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308" calcext:value-type="float">
            <text:p>58.3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2542" calcext:value-type="float">
            <text:p>58.25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2004" calcext:value-type="float">
            <text:p>58.20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1468" calcext:value-type="float">
            <text:p>58.14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0933" calcext:value-type="float">
            <text:p>58.09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0399" calcext:value-type="float">
            <text:p>58.03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9866" calcext:value-type="float">
            <text:p>57.98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9334" calcext:value-type="float">
            <text:p>57.93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8803" calcext:value-type="float">
            <text:p>57.88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8274" calcext:value-type="float">
            <text:p>57.82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7745" calcext:value-type="float">
            <text:p>57.77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7218" calcext:value-type="float">
            <text:p>57.72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6692" calcext:value-type="float">
            <text:p>57.66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6167" calcext:value-type="float">
            <text:p>57.61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5643" calcext:value-type="float">
            <text:p>57.56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512" calcext:value-type="float">
            <text:p>57.5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4599" calcext:value-type="float">
            <text:p>57.45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4078" calcext:value-type="float">
            <text:p>57.40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3559" calcext:value-type="float">
            <text:p>57.35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304" calcext:value-type="float">
            <text:p>57.3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2523" calcext:value-type="float">
            <text:p>57.25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2007" calcext:value-type="float">
            <text:p>57.20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1492" calcext:value-type="float">
            <text:p>57.14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0978" calcext:value-type="float">
            <text:p>57.09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0465" calcext:value-type="float">
            <text:p>57.04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9953" calcext:value-type="float">
            <text:p>56.99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9442" calcext:value-type="float">
            <text:p>56.94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8932" calcext:value-type="float">
            <text:p>56.89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8424" calcext:value-type="float">
            <text:p>56.84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7916" calcext:value-type="float">
            <text:p>56.79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741" calcext:value-type="float">
            <text:p>56.7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6904" calcext:value-type="float">
            <text:p>56.69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64" calcext:value-type="float">
            <text:p>56.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5897" calcext:value-type="float">
            <text:p>56.58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5395" calcext:value-type="float">
            <text:p>56.53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4894" calcext:value-type="float">
            <text:p>56.48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4394" calcext:value-type="float">
            <text:p>56.43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3895" calcext:value-type="float">
            <text:p>56.38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3397" calcext:value-type="float">
            <text:p>56.33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29" calcext:value-type="float">
            <text:p>56.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2404" calcext:value-type="float">
            <text:p>56.24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1909" calcext:value-type="float">
            <text:p>56.19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1416" calcext:value-type="float">
            <text:p>56.14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0923" calcext:value-type="float">
            <text:p>56.09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0431" calcext:value-type="float">
            <text:p>56.04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9941" calcext:value-type="float">
            <text:p>55.99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9451" calcext:value-type="float">
            <text:p>55.94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8963" calcext:value-type="float">
            <text:p>55.89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8475" calcext:value-type="float">
            <text:p>55.84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7989" calcext:value-type="float">
            <text:p>55.79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7504" calcext:value-type="float">
            <text:p>55.75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7019" calcext:value-type="float">
            <text:p>55.70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6536" calcext:value-type="float">
            <text:p>55.65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6054" calcext:value-type="float">
            <text:p>55.60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5572" calcext:value-type="float">
            <text:p>55.55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5092" calcext:value-type="float">
            <text:p>55.50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4613" calcext:value-type="float">
            <text:p>55.46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4135" calcext:value-type="float">
            <text:p>55.41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3657" calcext:value-type="float">
            <text:p>55.36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3181" calcext:value-type="float">
            <text:p>55.31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2706" calcext:value-type="float">
            <text:p>55.27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2232" calcext:value-type="float">
            <text:p>55.22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1759" calcext:value-type="float">
            <text:p>55.17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1286" calcext:value-type="float">
            <text:p>55.12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0815" calcext:value-type="float">
            <text:p>55.08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0345" calcext:value-type="float">
            <text:p>55.03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9876" calcext:value-type="float">
            <text:p>54.98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9408" calcext:value-type="float">
            <text:p>54.94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894" calcext:value-type="float">
            <text:p>54.8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8474" calcext:value-type="float">
            <text:p>54.84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8009" calcext:value-type="float">
            <text:p>54.80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7545" calcext:value-type="float">
            <text:p>54.7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7081" calcext:value-type="float">
            <text:p>54.70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6619" calcext:value-type="float">
            <text:p>54.66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6158" calcext:value-type="float">
            <text:p>54.61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5698" calcext:value-type="float">
            <text:p>54.56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5238" calcext:value-type="float">
            <text:p>54.52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478" calcext:value-type="float">
            <text:p>54.4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4323" calcext:value-type="float">
            <text:p>54.43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3866" calcext:value-type="float">
            <text:p>54.38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3411" calcext:value-type="float">
            <text:p>54.34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2956" calcext:value-type="float">
            <text:p>54.29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2503" calcext:value-type="float">
            <text:p>54.25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205" calcext:value-type="float">
            <text:p>54.2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1598" calcext:value-type="float">
            <text:p>54.15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1148" calcext:value-type="float">
            <text:p>54.11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0698" calcext:value-type="float">
            <text:p>54.06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0249" calcext:value-type="float">
            <text:p>54.02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9802" calcext:value-type="float">
            <text:p>53.98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9355" calcext:value-type="float">
            <text:p>53.93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8909" calcext:value-type="float">
            <text:p>53.89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8464" calcext:value-type="float">
            <text:p>53.84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802" calcext:value-type="float">
            <text:p>53.8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7577" calcext:value-type="float">
            <text:p>53.75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7135" calcext:value-type="float">
            <text:p>53.71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6694" calcext:value-type="float">
            <text:p>53.66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6253" calcext:value-type="float">
            <text:p>53.62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5814" calcext:value-type="float">
            <text:p>53.58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5376" calcext:value-type="float">
            <text:p>53.53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4938" calcext:value-type="float">
            <text:p>53.49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4502" calcext:value-type="float">
            <text:p>53.45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4066" calcext:value-type="float">
            <text:p>53.40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3631" calcext:value-type="float">
            <text:p>53.36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3198" calcext:value-type="float">
            <text:p>53.31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2765" calcext:value-type="float">
            <text:p>53.27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2333" calcext:value-type="float">
            <text:p>53.23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1902" calcext:value-type="float">
            <text:p>53.19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1472" calcext:value-type="float">
            <text:p>53.14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1043" calcext:value-type="float">
            <text:p>53.10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0614" calcext:value-type="float">
            <text:p>53.06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0187" calcext:value-type="float">
            <text:p>53.01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976" calcext:value-type="float">
            <text:p>52.9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9335" calcext:value-type="float">
            <text:p>52.93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891" calcext:value-type="float">
            <text:p>52.8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8486" calcext:value-type="float">
            <text:p>52.84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8064" calcext:value-type="float">
            <text:p>52.80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7642" calcext:value-type="float">
            <text:p>52.76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7221" calcext:value-type="float">
            <text:p>52.72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68" calcext:value-type="float">
            <text:p>52.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6381" calcext:value-type="float">
            <text:p>52.63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5963" calcext:value-type="float">
            <text:p>52.59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5545" calcext:value-type="float">
            <text:p>52.5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5129" calcext:value-type="float">
            <text:p>52.51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4713" calcext:value-type="float">
            <text:p>52.47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4298" calcext:value-type="float">
            <text:p>52.42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3884" calcext:value-type="float">
            <text:p>52.38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3471" calcext:value-type="float">
            <text:p>52.34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3059" calcext:value-type="float">
            <text:p>52.30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2647" calcext:value-type="float">
            <text:p>52.26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2237" calcext:value-type="float">
            <text:p>52.22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1827" calcext:value-type="float">
            <text:p>52.18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1419" calcext:value-type="float">
            <text:p>52.14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1011" calcext:value-type="float">
            <text:p>52.10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0604" calcext:value-type="float">
            <text:p>52.06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0198" calcext:value-type="float">
            <text:p>52.01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9792" calcext:value-type="float">
            <text:p>51.97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9388" calcext:value-type="float">
            <text:p>51.93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8984" calcext:value-type="float">
            <text:p>51.89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8582" calcext:value-type="float">
            <text:p>51.85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818" calcext:value-type="float">
            <text:p>51.8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7779" calcext:value-type="float">
            <text:p>51.77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7379" calcext:value-type="float">
            <text:p>51.73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6979" calcext:value-type="float">
            <text:p>51.69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6581" calcext:value-type="float">
            <text:p>51.65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6183" calcext:value-type="float">
            <text:p>51.61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5786" calcext:value-type="float">
            <text:p>51.57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539" calcext:value-type="float">
            <text:p>51.5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4995" calcext:value-type="float">
            <text:p>51.49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4601" calcext:value-type="float">
            <text:p>51.46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4208" calcext:value-type="float">
            <text:p>51.42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3815" calcext:value-type="float">
            <text:p>51.38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3423" calcext:value-type="float">
            <text:p>51.34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3032" calcext:value-type="float">
            <text:p>51.30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2642" calcext:value-type="float">
            <text:p>51.26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2253" calcext:value-type="float">
            <text:p>51.22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1865" calcext:value-type="float">
            <text:p>51.18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1477" calcext:value-type="float">
            <text:p>51.14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109" calcext:value-type="float">
            <text:p>51.1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0704" calcext:value-type="float">
            <text:p>51.07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0319" calcext:value-type="float">
            <text:p>51.03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9935" calcext:value-type="float">
            <text:p>50.99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9551" calcext:value-type="float">
            <text:p>50.95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9168" calcext:value-type="float">
            <text:p>50.91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8787" calcext:value-type="float">
            <text:p>50.87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8405" calcext:value-type="float">
            <text:p>50.84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8025" calcext:value-type="float">
            <text:p>50.80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7646" calcext:value-type="float">
            <text:p>50.76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7267" calcext:value-type="float">
            <text:p>50.72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6889" calcext:value-type="float">
            <text:p>50.68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6512" calcext:value-type="float">
            <text:p>50.65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6136" calcext:value-type="float">
            <text:p>50.61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576" calcext:value-type="float">
            <text:p>50.5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5386" calcext:value-type="float">
            <text:p>50.53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5012" calcext:value-type="float">
            <text:p>50.50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4639" calcext:value-type="float">
            <text:p>50.46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4266" calcext:value-type="float">
            <text:p>50.42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3895" calcext:value-type="float">
            <text:p>50.38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3524" calcext:value-type="float">
            <text:p>50.35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3154" calcext:value-type="float">
            <text:p>50.31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2785" calcext:value-type="float">
            <text:p>50.27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2417" calcext:value-type="float">
            <text:p>50.24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2049" calcext:value-type="float">
            <text:p>50.20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1682" calcext:value-type="float">
            <text:p>50.16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1316" calcext:value-type="float">
            <text:p>50.13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0951" calcext:value-type="float">
            <text:p>50.09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0586" calcext:value-type="float">
            <text:p>50.05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0223" calcext:value-type="float">
            <text:p>50.02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986" calcext:value-type="float">
            <text:p>49.9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9498" calcext:value-type="float">
            <text:p>49.94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9136" calcext:value-type="float">
            <text:p>49.91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8776" calcext:value-type="float">
            <text:p>49.87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8416" calcext:value-type="float">
            <text:p>49.84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8057" calcext:value-type="float">
            <text:p>49.80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7698" calcext:value-type="float">
            <text:p>49.76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7341" calcext:value-type="float">
            <text:p>49.73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6984" calcext:value-type="float">
            <text:p>49.69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6628" calcext:value-type="float">
            <text:p>49.66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6272" calcext:value-type="float">
            <text:p>49.62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5918" calcext:value-type="float">
            <text:p>49.59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5564" calcext:value-type="float">
            <text:p>49.55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5211" calcext:value-type="float">
            <text:p>49.52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4859" calcext:value-type="float">
            <text:p>49.48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4507" calcext:value-type="float">
            <text:p>49.45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4156" calcext:value-type="float">
            <text:p>49.41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3806" calcext:value-type="float">
            <text:p>49.38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3457" calcext:value-type="float">
            <text:p>49.34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3108" calcext:value-type="float">
            <text:p>49.31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276" calcext:value-type="float">
            <text:p>49.2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2413" calcext:value-type="float">
            <text:p>49.24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2067" calcext:value-type="float">
            <text:p>49.20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1721" calcext:value-type="float">
            <text:p>49.17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1376" calcext:value-type="float">
            <text:p>49.13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1032" calcext:value-type="float">
            <text:p>49.10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0689" calcext:value-type="float">
            <text:p>49.06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0346" calcext:value-type="float">
            <text:p>49.03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0004" calcext:value-type="float">
            <text:p>49.00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9662" calcext:value-type="float">
            <text:p>48.96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9322" calcext:value-type="float">
            <text:p>48.93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8982" calcext:value-type="float">
            <text:p>48.89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8643" calcext:value-type="float">
            <text:p>48.86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8304" calcext:value-type="float">
            <text:p>48.83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7967" calcext:value-type="float">
            <text:p>48.79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763" calcext:value-type="float">
            <text:p>48.7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7294" calcext:value-type="float">
            <text:p>48.72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6958" calcext:value-type="float">
            <text:p>48.69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6623" calcext:value-type="float">
            <text:p>48.66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6289" calcext:value-type="float">
            <text:p>48.62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5956" calcext:value-type="float">
            <text:p>48.59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5623" calcext:value-type="float">
            <text:p>48.56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5291" calcext:value-type="float">
            <text:p>48.52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496" calcext:value-type="float">
            <text:p>48.4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4629" calcext:value-type="float">
            <text:p>48.46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4299" calcext:value-type="float">
            <text:p>48.42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397" calcext:value-type="float">
            <text:p>48.3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3642" calcext:value-type="float">
            <text:p>48.36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3314" calcext:value-type="float">
            <text:p>48.33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2987" calcext:value-type="float">
            <text:p>48.29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266" calcext:value-type="float">
            <text:p>48.2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2334" calcext:value-type="float">
            <text:p>48.23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2009" calcext:value-type="float">
            <text:p>48.20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1685" calcext:value-type="float">
            <text:p>48.16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1361" calcext:value-type="float">
            <text:p>48.13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1039" calcext:value-type="float">
            <text:p>48.10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0716" calcext:value-type="float">
            <text:p>48.07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0395" calcext:value-type="float">
            <text:p>48.03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0074" calcext:value-type="float">
            <text:p>48.00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9753" calcext:value-type="float">
            <text:p>47.97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9434" calcext:value-type="float">
            <text:p>47.94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9115" calcext:value-type="float">
            <text:p>47.91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8797" calcext:value-type="float">
            <text:p>47.87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8479" calcext:value-type="float">
            <text:p>47.84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8162" calcext:value-type="float">
            <text:p>47.81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7846" calcext:value-type="float">
            <text:p>47.78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7531" calcext:value-type="float">
            <text:p>47.75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7216" calcext:value-type="float">
            <text:p>47.72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6902" calcext:value-type="float">
            <text:p>47.69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6588" calcext:value-type="float">
            <text:p>47.65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6275" calcext:value-type="float">
            <text:p>47.62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5963" calcext:value-type="float">
            <text:p>47.59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5652" calcext:value-type="float">
            <text:p>47.56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5341" calcext:value-type="float">
            <text:p>47.53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5031" calcext:value-type="float">
            <text:p>47.50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4721" calcext:value-type="float">
            <text:p>47.47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4412" calcext:value-type="float">
            <text:p>47.44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4104" calcext:value-type="float">
            <text:p>47.41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3796" calcext:value-type="float">
            <text:p>47.37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3489" calcext:value-type="float">
            <text:p>47.34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3183" calcext:value-type="float">
            <text:p>47.31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2877" calcext:value-type="float">
            <text:p>47.28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2572" calcext:value-type="float">
            <text:p>47.25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2268" calcext:value-type="float">
            <text:p>47.22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1964" calcext:value-type="float">
            <text:p>47.19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1661" calcext:value-type="float">
            <text:p>47.16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1359" calcext:value-type="float">
            <text:p>47.13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1057" calcext:value-type="float">
            <text:p>47.10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0756" calcext:value-type="float">
            <text:p>47.07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0456" calcext:value-type="float">
            <text:p>47.04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0156" calcext:value-type="float">
            <text:p>47.01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9857" calcext:value-type="float">
            <text:p>46.98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9558" calcext:value-type="float">
            <text:p>46.95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926" calcext:value-type="float">
            <text:p>46.9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8963" calcext:value-type="float">
            <text:p>46.89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8666" calcext:value-type="float">
            <text:p>46.86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837" calcext:value-type="float">
            <text:p>46.8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8074" calcext:value-type="float">
            <text:p>46.80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778" calcext:value-type="float">
            <text:p>46.7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7486" calcext:value-type="float">
            <text:p>46.74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7192" calcext:value-type="float">
            <text:p>46.71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6899" calcext:value-type="float">
            <text:p>46.68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6607" calcext:value-type="float">
            <text:p>46.66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6315" calcext:value-type="float">
            <text:p>46.63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6024" calcext:value-type="float">
            <text:p>46.60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5733" calcext:value-type="float">
            <text:p>46.57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00:57:26.9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7T01:26:27.348000000</dc:date>
    <meta:editing-duration>PT1H15M16S</meta:editing-duration>
    <meta:editing-cycles>5</meta:editing-cycles>
    <meta:generator>LibreOffice/7.0.3.1$Windows_X86_64 LibreOffice_project/d7547858d014d4cf69878db179d326fc3483e082</meta:generator>
    <meta:document-statistic meta:table-count="1" meta:cell-count="582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965cm" svg:height="22.005cm" xlink:href=".." xlink:type="simple" chart:class="chart:line" chart:style-name="ch1">
        <chart:legend chart:legend-position="end" svg:x="34.89cm" svg:y="10.205cm" style:legend-expansion="high" chart:style-name="ch2"/>
        <chart:plot-area chart:style-name="ch3" table:cell-range-address="temp_nozzle.A1:temp_nozzle.C1940" chart:data-source-has-labels="row" svg:x="0.799cm" svg:y="0.44cm" svg:width="33.292cm" svg:height="21.125cm">
          <chart:coordinate-region svg:x="1.606cm" svg:y="0.44cm" svg:width="32.485cm" svg:height="19.8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_nozzle.A2:temp_nozzle.A1940" chart:label-cell-address="temp_nozzle.A1:temp_nozzle.A1" chart:class="chart:line">
            <chart:data-point chart:repeated="1939"/>
          </chart:series>
          <chart:series chart:style-name="ch7" chart:values-cell-range-address="temp_nozzle.B2:temp_nozzle.B1940" chart:label-cell-address="temp_nozzle.B1:temp_nozzle.B1" chart:class="chart:line">
            <chart:data-point chart:repeated="1939"/>
          </chart:series>
          <chart:series chart:style-name="ch8" chart:values-cell-range-address="temp_nozzle.C2:temp_nozzle.C1940" chart:label-cell-address="temp_nozzle.C1:temp_nozzle.C1" chart:class="chart:line">
            <chart:data-point chart:repeated="19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zzle temp [°C]</text:p>
                <draw:g>
                  <svg:desc>temp_nozzle.A1:temp_nozzle.A1</svg:desc>
                </draw:g>
              </table:table-cell>
              <table:table-cell office:value-type="string">
                <text:p>Target temp [°C]</text:p>
                <draw:g>
                  <svg:desc>temp_nozzle.B1:temp_nozzle.B1</svg:desc>
                </draw:g>
              </table:table-cell>
              <table:table-cell office:value-type="string">
                <text:p>Print fan PWM [0 .. 255]</text:p>
                <draw:g>
                  <svg:desc>temp_nozzle.C1:temp_nozzl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temp_nozzle.A2:temp_nozzle.A1940</svg:desc>
                </draw:g>
              </table:table-cell>
              <table:table-cell office:value-type="float" office:value="0">
                <text:p>0</text:p>
                <draw:g>
                  <svg:desc>temp_nozzle.B2:temp_nozzle.B1940</svg:desc>
                </draw:g>
              </table:table-cell>
              <table:table-cell office:value-type="float" office:value="0">
                <text:p>0</text:p>
                <draw:g>
                  <svg:desc>temp_nozzle.C2:temp_nozzle.C19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0145">
                <text:p>21.01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0294">
                <text:p>21.02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0448">
                <text:p>21.04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0607">
                <text:p>21.06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077">
                <text:p>21.0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94">
                <text:p>21.0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1115">
                <text:p>21.11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1296">
                <text:p>21.12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1484">
                <text:p>21.14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168">
                <text:p>21.1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1883">
                <text:p>21.18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2095">
                <text:p>21.20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2317">
                <text:p>21.23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2549">
                <text:p>21.25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792">
                <text:p>21.27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3048">
                <text:p>21.30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3317">
                <text:p>21.33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3603">
                <text:p>21.36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3906">
                <text:p>21.39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4228">
                <text:p>21.42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574">
                <text:p>21.45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4946">
                <text:p>21.49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5348">
                <text:p>21.53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5786">
                <text:p>21.57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6268">
                <text:p>21.62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6803">
                <text:p>21.68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7404">
                <text:p>21.74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8091">
                <text:p>21.80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8891">
                <text:p>21.88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985">
                <text:p>21.9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1047">
                <text:p>22.10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2643">
                <text:p>22.264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5033">
                <text:p>22.50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981">
                <text:p>22.9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4582">
                <text:p>23.45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9349">
                <text:p>23.93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.4112">
                <text:p>24.41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.887">
                <text:p>24.8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.3624">
                <text:p>25.36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8373">
                <text:p>25.83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3117">
                <text:p>26.31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7857">
                <text:p>26.78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2592">
                <text:p>27.25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7322">
                <text:p>27.73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2048">
                <text:p>28.20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6769">
                <text:p>28.67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.1486">
                <text:p>29.14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6198">
                <text:p>29.61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0906">
                <text:p>30.09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5609">
                <text:p>30.56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0307">
                <text:p>31.03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.5001">
                <text:p>31.50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.969">
                <text:p>31.9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.4374">
                <text:p>32.43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.9054">
                <text:p>32.90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.373">
                <text:p>33.3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84">
                <text:p>33.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3067">
                <text:p>34.30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7728">
                <text:p>34.77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2385">
                <text:p>35.23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7038">
                <text:p>35.70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.1686">
                <text:p>36.16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6329">
                <text:p>36.63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.0968">
                <text:p>37.09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5602">
                <text:p>37.56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0232">
                <text:p>38.02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.4857">
                <text:p>38.48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.9477">
                <text:p>38.94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4093">
                <text:p>39.40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.8704">
                <text:p>39.87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3311">
                <text:p>40.33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7913">
                <text:p>40.79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.2511">
                <text:p>41.25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.7104">
                <text:p>41.71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1693">
                <text:p>42.16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.6277">
                <text:p>42.62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0856">
                <text:p>43.08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.5431">
                <text:p>43.54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0002">
                <text:p>44.00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4568">
                <text:p>44.45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9129">
                <text:p>44.91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3686">
                <text:p>45.36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8238">
                <text:p>45.82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2786">
                <text:p>46.27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329">
                <text:p>46.73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1868">
                <text:p>47.18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6402">
                <text:p>47.64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.0932">
                <text:p>48.09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5457">
                <text:p>48.54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9977">
                <text:p>48.99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4493">
                <text:p>49.44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9005">
                <text:p>49.90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.3512">
                <text:p>50.35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.8015">
                <text:p>50.80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.2513">
                <text:p>51.25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.7006">
                <text:p>51.70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495">
                <text:p>52.14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598">
                <text:p>52.5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046">
                <text:p>53.0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.4935">
                <text:p>53.49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.9406">
                <text:p>53.94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3873">
                <text:p>54.38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8335">
                <text:p>54.83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.2792">
                <text:p>55.27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.7245">
                <text:p>55.72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.1694">
                <text:p>56.16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.6138">
                <text:p>56.61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.0578">
                <text:p>57.05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.5013">
                <text:p>57.50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.9444">
                <text:p>57.94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.387">
                <text:p>58.3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.8291">
                <text:p>58.82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.2709">
                <text:p>59.27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.7121">
                <text:p>59.71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.153">
                <text:p>60.1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.5934">
                <text:p>60.59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.0333">
                <text:p>61.03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.4728">
                <text:p>61.47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.9118">
                <text:p>61.91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.3504">
                <text:p>62.35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.7886">
                <text:p>62.78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.2263">
                <text:p>63.22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.6636">
                <text:p>63.66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.1004">
                <text:p>64.10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.5368">
                <text:p>64.53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.9727">
                <text:p>64.97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.4082">
                <text:p>65.40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.8432">
                <text:p>65.84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.2778">
                <text:p>66.27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.712">
                <text:p>66.7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.1457">
                <text:p>67.14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.579">
                <text:p>67.5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.0118">
                <text:p>68.01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.4442">
                <text:p>68.44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.8761">
                <text:p>68.87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.3076">
                <text:p>69.30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.7387">
                <text:p>69.73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.1693">
                <text:p>70.16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.5995">
                <text:p>70.59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.0292">
                <text:p>71.02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.4585">
                <text:p>71.45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.8874">
                <text:p>71.88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.3158">
                <text:p>72.31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.7438">
                <text:p>72.74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.1713">
                <text:p>73.17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.5984">
                <text:p>73.59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.025">
                <text:p>74.0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.4512">
                <text:p>74.45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.877">
                <text:p>74.8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.3024">
                <text:p>75.30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.7273">
                <text:p>75.72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.1517">
                <text:p>76.15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5757">
                <text:p>76.57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.9993">
                <text:p>76.99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4225">
                <text:p>77.42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.8452">
                <text:p>77.84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.2674">
                <text:p>78.26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.6893">
                <text:p>78.68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.1107">
                <text:p>79.11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.5316">
                <text:p>79.53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.9522">
                <text:p>79.95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.3723">
                <text:p>80.37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0.7919">
                <text:p>80.79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1.2111">
                <text:p>81.21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.6299">
                <text:p>81.62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.0483">
                <text:p>82.04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.4662">
                <text:p>82.46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2.8837">
                <text:p>82.88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.3007">
                <text:p>83.30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.7173">
                <text:p>83.71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4.1335">
                <text:p>84.13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.5492">
                <text:p>84.54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.9645">
                <text:p>84.96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.3794">
                <text:p>85.37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.7939">
                <text:p>85.79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6.2079">
                <text:p>86.20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.6214">
                <text:p>86.62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.0346">
                <text:p>87.03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.4473">
                <text:p>87.44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.8596">
                <text:p>87.85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8.2714">
                <text:p>88.27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8.6829">
                <text:p>88.68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9.0938">
                <text:p>89.09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.5044">
                <text:p>89.50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9.9145">
                <text:p>89.91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.3242">
                <text:p>90.32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0.7335">
                <text:p>90.73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1.1423">
                <text:p>91.14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1.5507">
                <text:p>91.55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1.9587">
                <text:p>91.95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.3663">
                <text:p>92.36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.7734">
                <text:p>92.77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.1801">
                <text:p>93.18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3.5863">
                <text:p>93.58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3.9922">
                <text:p>93.99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.3976">
                <text:p>94.39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4.8026">
                <text:p>94.80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.2071">
                <text:p>95.20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.6113">
                <text:p>95.61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.015">
                <text:p>96.0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6.4182">
                <text:p>96.41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6.8211">
                <text:p>96.82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7.2235">
                <text:p>97.22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7.6255">
                <text:p>97.62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8.0271">
                <text:p>98.02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8.4282">
                <text:p>98.42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8.8289">
                <text:p>98.82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.2292">
                <text:p>99.22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9.6291">
                <text:p>99.62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.029">
                <text:p>100.0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.428">
                <text:p>100.4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.826">
                <text:p>100.8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1.224">
                <text:p>101.2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1.622">
                <text:p>101.6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2.019">
                <text:p>102.0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.416">
                <text:p>102.4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2.813">
                <text:p>102.8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3.209">
                <text:p>103.2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3.605">
                <text:p>103.6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4">
                <text:p>1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4.395">
                <text:p>104.3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4.789">
                <text:p>104.7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5.183">
                <text:p>105.1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.576">
                <text:p>105.5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5.97">
                <text:p>105.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6.362">
                <text:p>106.3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6.755">
                <text:p>106.7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7.146">
                <text:p>107.1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7.538">
                <text:p>107.5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7.929">
                <text:p>107.9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8.319">
                <text:p>108.3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8.71">
                <text:p>108.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.099">
                <text:p>109.0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9.489">
                <text:p>109.4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9.878">
                <text:p>109.8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.266">
                <text:p>110.2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0.654">
                <text:p>110.6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1.042">
                <text:p>111.0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1.429">
                <text:p>111.4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1.816">
                <text:p>111.8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2.202">
                <text:p>112.2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2.589">
                <text:p>112.5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2.974">
                <text:p>112.9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.359">
                <text:p>113.3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3.744">
                <text:p>113.7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4.128">
                <text:p>114.1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4.512">
                <text:p>114.5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.896">
                <text:p>114.8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5.279">
                <text:p>115.2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5.662">
                <text:p>115.6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6.044">
                <text:p>116.0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6.426">
                <text:p>116.4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6.807">
                <text:p>116.8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7.188">
                <text:p>117.1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7.569">
                <text:p>117.5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7.949">
                <text:p>117.9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8.329">
                <text:p>118.3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8.708">
                <text:p>118.7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9.087">
                <text:p>119.0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9.466">
                <text:p>119.4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9.844">
                <text:p>119.8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0.222">
                <text:p>120.2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0.599">
                <text:p>120.5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0.976">
                <text:p>120.9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1.353">
                <text:p>121.3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1.729">
                <text:p>121.7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.104">
                <text:p>122.1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2.48">
                <text:p>122.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2.855">
                <text:p>122.8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.229">
                <text:p>123.2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3.603">
                <text:p>123.6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3.977">
                <text:p>123.9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.35">
                <text:p>124.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4.723">
                <text:p>124.7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5.095">
                <text:p>125.0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5.467">
                <text:p>125.4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5.839">
                <text:p>125.8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6.21">
                <text:p>126.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.581">
                <text:p>126.5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6.952">
                <text:p>126.9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7.322">
                <text:p>127.3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7.691">
                <text:p>127.6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8.06">
                <text:p>128.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8.429">
                <text:p>128.4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8.798">
                <text:p>128.7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9.166">
                <text:p>129.1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9.533">
                <text:p>129.5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9.9">
                <text:p>129.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0.267">
                <text:p>130.2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0.633">
                <text:p>130.6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0.999">
                <text:p>130.9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1.365">
                <text:p>131.3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1.73">
                <text:p>131.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2.095">
                <text:p>132.0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.459">
                <text:p>132.4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2.823">
                <text:p>132.8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3.187">
                <text:p>133.1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3.55">
                <text:p>133.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3.913">
                <text:p>133.9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4.275">
                <text:p>134.2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4.637">
                <text:p>134.6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4.999">
                <text:p>134.9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5.36">
                <text:p>135.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5.721">
                <text:p>135.7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6.081">
                <text:p>136.0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6.441">
                <text:p>136.4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6.8">
                <text:p>136.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7.16">
                <text:p>137.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7.518">
                <text:p>137.5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7.877">
                <text:p>137.8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8.235">
                <text:p>138.2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8.592">
                <text:p>138.5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8.95">
                <text:p>138.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9.306">
                <text:p>139.3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9.663">
                <text:p>139.6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0.019">
                <text:p>140.0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0.374">
                <text:p>140.3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0.73">
                <text:p>140.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1.084">
                <text:p>141.0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1.439">
                <text:p>141.4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1.793">
                <text:p>141.7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2.147">
                <text:p>142.1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2.5">
                <text:p>142.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2.853">
                <text:p>142.8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3.205">
                <text:p>143.2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3.557">
                <text:p>143.5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3.909">
                <text:p>143.9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4.26">
                <text:p>144.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.611">
                <text:p>144.6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4.961">
                <text:p>144.9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5.312">
                <text:p>145.3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5.661">
                <text:p>145.6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6.011">
                <text:p>146.0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6.36">
                <text:p>146.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6.708">
                <text:p>146.7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7.056">
                <text:p>147.0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7.404">
                <text:p>147.4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7.751">
                <text:p>147.7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8.098">
                <text:p>148.0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8.445">
                <text:p>148.4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8.791">
                <text:p>148.7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9.137">
                <text:p>149.1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9.482">
                <text:p>149.4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9.828">
                <text:p>149.8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0.172">
                <text:p>150.1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.516">
                <text:p>150.5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.86">
                <text:p>150.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1.204">
                <text:p>151.2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1.547">
                <text:p>151.5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1.89">
                <text:p>151.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2.232">
                <text:p>152.2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2.574">
                <text:p>152.5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2.916">
                <text:p>152.9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3.257">
                <text:p>153.2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3.598">
                <text:p>153.5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3.938">
                <text:p>153.9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4.278">
                <text:p>154.2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4.618">
                <text:p>154.6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4.957">
                <text:p>154.9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5.296">
                <text:p>155.2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5.634">
                <text:p>155.6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5.973">
                <text:p>155.9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.31">
                <text:p>156.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6.648">
                <text:p>156.6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6.985">
                <text:p>156.9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7.321">
                <text:p>157.3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7.658">
                <text:p>157.6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7.993">
                <text:p>157.9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8.329">
                <text:p>158.3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8.664">
                <text:p>158.6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8.999">
                <text:p>158.9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9.333">
                <text:p>159.3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9.667">
                <text:p>159.6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0">
                <text:p>16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0.334">
                <text:p>160.3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0.666">
                <text:p>160.6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0.999">
                <text:p>160.9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1.331">
                <text:p>161.3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1.663">
                <text:p>161.6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1.994">
                <text:p>161.9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2.325">
                <text:p>162.3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2.655">
                <text:p>162.6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2.986">
                <text:p>162.9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3.315">
                <text:p>163.3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3.645">
                <text:p>163.6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3.974">
                <text:p>163.9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4.302">
                <text:p>164.3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4.631">
                <text:p>164.6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4.959">
                <text:p>164.9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5.286">
                <text:p>165.2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5.613">
                <text:p>165.6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5.94">
                <text:p>165.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6.267">
                <text:p>166.2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6.593">
                <text:p>166.5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6.918">
                <text:p>166.9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7.244">
                <text:p>167.2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7.569">
                <text:p>167.5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7.893">
                <text:p>167.8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8.217">
                <text:p>168.2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8.541">
                <text:p>168.5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8.865">
                <text:p>168.8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9.188">
                <text:p>169.1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9.511">
                <text:p>169.5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9.833">
                <text:p>169.8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0.155">
                <text:p>170.1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0.476">
                <text:p>170.4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0.798">
                <text:p>170.7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1.119">
                <text:p>171.1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1.439">
                <text:p>171.4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1.759">
                <text:p>171.7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2.079">
                <text:p>172.0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2.398">
                <text:p>172.3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2.717">
                <text:p>172.7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3.036">
                <text:p>173.0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3.354">
                <text:p>173.3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3.672">
                <text:p>173.6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3.99">
                <text:p>173.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4.307">
                <text:p>174.3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4.624">
                <text:p>174.6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4.94">
                <text:p>174.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5.256">
                <text:p>175.2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5.572">
                <text:p>175.5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5.888">
                <text:p>175.8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6.203">
                <text:p>176.2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6.517">
                <text:p>176.5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6.832">
                <text:p>176.8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7.146">
                <text:p>177.1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7.459">
                <text:p>177.4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7.772">
                <text:p>177.7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8.085">
                <text:p>178.0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8.398">
                <text:p>178.3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8.71">
                <text:p>178.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9.021">
                <text:p>179.0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9.333">
                <text:p>179.3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9.644">
                <text:p>179.6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9.955">
                <text:p>179.9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0.265">
                <text:p>180.2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0.575">
                <text:p>180.5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0.884">
                <text:p>180.8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1.194">
                <text:p>181.1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1.503">
                <text:p>181.5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1.811">
                <text:p>181.8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2.119">
                <text:p>182.1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2.427">
                <text:p>182.4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2.734">
                <text:p>182.7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3.042">
                <text:p>183.0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3.348">
                <text:p>183.3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3.655">
                <text:p>183.6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3.961">
                <text:p>183.9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4.266">
                <text:p>184.2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4.572">
                <text:p>184.5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4.877">
                <text:p>184.8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5.181">
                <text:p>185.1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5.486">
                <text:p>185.4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5.789">
                <text:p>185.7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6.093">
                <text:p>186.0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6.396">
                <text:p>186.3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6.699">
                <text:p>186.6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7.001">
                <text:p>187.0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7.304">
                <text:p>187.3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7.605">
                <text:p>187.6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7.907">
                <text:p>187.9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8.208">
                <text:p>188.2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8.509">
                <text:p>188.5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8.809">
                <text:p>188.8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9.109">
                <text:p>189.1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9.409">
                <text:p>189.4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9.708">
                <text:p>189.7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0.007">
                <text:p>190.0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0.305">
                <text:p>190.3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0.604">
                <text:p>190.6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0.902">
                <text:p>190.9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1.199">
                <text:p>191.1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1.496">
                <text:p>191.4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1.793">
                <text:p>191.7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2.09">
                <text:p>192.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2.386">
                <text:p>192.3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2.682">
                <text:p>192.6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2.977">
                <text:p>192.9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3.272">
                <text:p>193.2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3.567">
                <text:p>193.5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3.862">
                <text:p>193.8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4.156">
                <text:p>194.1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4.449">
                <text:p>194.4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4.743">
                <text:p>194.74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5.036">
                <text:p>195.0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5.329">
                <text:p>195.3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5.621">
                <text:p>195.6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5.913">
                <text:p>195.9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6.205">
                <text:p>196.2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6.496">
                <text:p>196.4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.787">
                <text:p>196.7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7.078">
                <text:p>197.0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7.368">
                <text:p>197.3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7.658">
                <text:p>197.6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7.948">
                <text:p>197.9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8.237">
                <text:p>198.2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8.526">
                <text:p>198.5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8.814">
                <text:p>198.8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9.103">
                <text:p>199.1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9.391">
                <text:p>199.3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9.678">
                <text:p>199.6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9.965">
                <text:p>199.9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0.252">
                <text:p>200.2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0.539">
                <text:p>200.5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0.952">
                <text:p>200.9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1.353">
                <text:p>201.3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1.743">
                <text:p>201.74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2.122">
                <text:p>202.1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2.49">
                <text:p>202.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2.847">
                <text:p>202.8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3.195">
                <text:p>203.1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3.532">
                <text:p>203.5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3.86">
                <text:p>203.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4.178">
                <text:p>204.1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4.487">
                <text:p>204.4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4.787">
                <text:p>204.7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5.079">
                <text:p>205.0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5.363">
                <text:p>205.3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5.638">
                <text:p>205.6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5.906">
                <text:p>205.9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6.165">
                <text:p>206.1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6.418">
                <text:p>206.4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6.663">
                <text:p>206.6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6.901">
                <text:p>206.9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7.133">
                <text:p>207.1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7.357">
                <text:p>207.3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7.576">
                <text:p>207.5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7.788">
                <text:p>207.7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7.994">
                <text:p>207.9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8.194">
                <text:p>208.1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8.389">
                <text:p>208.3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8.577">
                <text:p>208.5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8.761">
                <text:p>208.7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8.939">
                <text:p>208.9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9.112">
                <text:p>209.1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9.281">
                <text:p>209.2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9.444">
                <text:p>209.4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9.603">
                <text:p>209.6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9.757">
                <text:p>209.7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9.907">
                <text:p>209.9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0.052">
                <text:p>210.0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0.194">
                <text:p>210.1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0.331">
                <text:p>210.3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0.464">
                <text:p>210.4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0.594">
                <text:p>210.5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0.72">
                <text:p>210.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0.842">
                <text:p>210.8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0.961">
                <text:p>210.9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11.076">
                <text:p>211.0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11.188">
                <text:p>211.1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1.297">
                <text:p>211.2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1.403">
                <text:p>211.4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11.506">
                <text:p>211.5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11.606">
                <text:p>211.6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1.703">
                <text:p>211.7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1.797">
                <text:p>211.7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1.888">
                <text:p>211.8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1.977">
                <text:p>211.9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2.064">
                <text:p>212.0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2.148">
                <text:p>212.1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2.229">
                <text:p>212.2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12.308">
                <text:p>212.3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2.385">
                <text:p>212.3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2.46">
                <text:p>212.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2.532">
                <text:p>212.5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2.603">
                <text:p>212.6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2.671">
                <text:p>212.6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12.738">
                <text:p>212.7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12.803">
                <text:p>212.8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12.865">
                <text:p>212.8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2.926">
                <text:p>212.9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2.986">
                <text:p>212.9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13.043">
                <text:p>213.04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13.099">
                <text:p>213.0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13.153">
                <text:p>213.1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13.206">
                <text:p>213.2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3.257">
                <text:p>213.2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3.307">
                <text:p>213.3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3.356">
                <text:p>213.3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13.403">
                <text:p>213.4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13.448">
                <text:p>213.4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3.493">
                <text:p>213.4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3.536">
                <text:p>213.5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3.577">
                <text:p>213.5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3.618">
                <text:p>213.6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3.658">
                <text:p>213.6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3.696">
                <text:p>213.6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3.733">
                <text:p>213.7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13.769">
                <text:p>213.7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3.805">
                <text:p>213.8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3.839">
                <text:p>213.8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3.872">
                <text:p>213.8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3.904">
                <text:p>213.9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3.935">
                <text:p>213.9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3.966">
                <text:p>213.9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3.995">
                <text:p>213.9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4.024">
                <text:p>214.0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4.052">
                <text:p>214.0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4.079">
                <text:p>214.0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4.105">
                <text:p>214.1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4.131">
                <text:p>214.1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4.156">
                <text:p>214.1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4.18">
                <text:p>214.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4.203">
                <text:p>214.2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4.226">
                <text:p>214.2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4.248">
                <text:p>214.2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4.27">
                <text:p>214.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4.291">
                <text:p>214.2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4.311">
                <text:p>214.3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4.33">
                <text:p>214.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4.35">
                <text:p>214.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4.368">
                <text:p>214.3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4.386">
                <text:p>214.3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4.404">
                <text:p>214.4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4.421">
                <text:p>214.4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4.437">
                <text:p>214.4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4.453">
                <text:p>214.4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4.469">
                <text:p>214.4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4.484">
                <text:p>214.4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4.499">
                <text:p>214.4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4.513">
                <text:p>214.5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4.527">
                <text:p>214.5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4.541">
                <text:p>214.5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4.554">
                <text:p>214.5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4.567">
                <text:p>214.5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4.579">
                <text:p>214.5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4.591">
                <text:p>214.5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4.603">
                <text:p>214.6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4.614">
                <text:p>214.6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4.625">
                <text:p>214.6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4.636">
                <text:p>214.6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4.646">
                <text:p>214.6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4.656">
                <text:p>214.6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4.666">
                <text:p>214.6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4.676">
                <text:p>214.6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4.686">
                <text:p>214.6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4.696">
                <text:p>214.6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4.706">
                <text:p>214.7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4.716">
                <text:p>214.7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4.726">
                <text:p>214.7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4.736">
                <text:p>214.7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4.746">
                <text:p>214.7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4.756">
                <text:p>214.7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4.766">
                <text:p>214.7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4.776">
                <text:p>214.7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4.786">
                <text:p>214.7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4.796">
                <text:p>214.7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4.806">
                <text:p>214.8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4.816">
                <text:p>214.8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4.826">
                <text:p>214.8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4.836">
                <text:p>214.8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4.846">
                <text:p>214.8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4.856">
                <text:p>214.8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4.866">
                <text:p>214.8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4.876">
                <text:p>214.8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4.886">
                <text:p>214.8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4.896">
                <text:p>214.8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4.906">
                <text:p>214.9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4.916">
                <text:p>214.9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4.926">
                <text:p>214.9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14.936">
                <text:p>214.9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14.946">
                <text:p>214.9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14.956">
                <text:p>214.9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4.966">
                <text:p>214.9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4.976">
                <text:p>214.9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4.986">
                <text:p>214.9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4.996">
                <text:p>214.9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4.988">
                <text:p>214.9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4.975">
                <text:p>214.9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4.963">
                <text:p>214.9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4.949">
                <text:p>214.9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4.936">
                <text:p>214.9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4.922">
                <text:p>214.9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4.907">
                <text:p>214.9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4.892">
                <text:p>214.8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4.877">
                <text:p>214.8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4.861">
                <text:p>214.8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4.844">
                <text:p>214.8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4.826">
                <text:p>214.8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4.808">
                <text:p>214.8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4.789">
                <text:p>214.7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14.769">
                <text:p>214.7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4.748">
                <text:p>214.7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4.726">
                <text:p>214.7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4.703">
                <text:p>214.7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4.678">
                <text:p>214.6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4.652">
                <text:p>214.6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4.624">
                <text:p>214.6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4.593">
                <text:p>214.5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4.561">
                <text:p>214.5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4.525">
                <text:p>214.5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4.486">
                <text:p>214.4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4.443">
                <text:p>214.4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4.394">
                <text:p>214.3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14.339">
                <text:p>214.3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4.274">
                <text:p>214.2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14.197">
                <text:p>214.1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4.1">
                <text:p>214.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3.972">
                <text:p>213.9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3.78">
                <text:p>213.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3.396">
                <text:p>213.3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3.014">
                <text:p>213.0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2.632">
                <text:p>212.6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2.251">
                <text:p>212.2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1.871">
                <text:p>211.8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1.491">
                <text:p>211.4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1.113">
                <text:p>211.1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0.735">
                <text:p>210.7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0.358">
                <text:p>210.3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9.982">
                <text:p>209.9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9.607">
                <text:p>209.6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9.232">
                <text:p>209.2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8.858">
                <text:p>208.8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8.485">
                <text:p>208.4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8.113">
                <text:p>208.1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7.742">
                <text:p>207.7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7.371">
                <text:p>207.3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7.001">
                <text:p>207.0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6.632">
                <text:p>206.6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6.264">
                <text:p>206.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5.897">
                <text:p>205.8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5.53">
                <text:p>205.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5.164">
                <text:p>205.1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4.799">
                <text:p>204.7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4.435">
                <text:p>204.4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4.071">
                <text:p>204.0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3.708">
                <text:p>203.7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3.346">
                <text:p>203.3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2.985">
                <text:p>202.9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2.624">
                <text:p>202.6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2.265">
                <text:p>202.2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1.906">
                <text:p>201.9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1.547">
                <text:p>201.5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1.19">
                <text:p>201.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0.833">
                <text:p>200.8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0.477">
                <text:p>200.4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0.122">
                <text:p>200.1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9.768">
                <text:p>199.7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9.414">
                <text:p>199.4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9.061">
                <text:p>199.0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8.709">
                <text:p>198.7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8.357">
                <text:p>198.3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8.007">
                <text:p>198.0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7.657">
                <text:p>197.6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7.307">
                <text:p>197.3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6.959">
                <text:p>196.9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6.611">
                <text:p>196.6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6.264">
                <text:p>196.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5.918">
                <text:p>195.9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5.572">
                <text:p>195.5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5.228">
                <text:p>195.2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4.883">
                <text:p>194.8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4.54">
                <text:p>194.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4.197">
                <text:p>194.1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3.856">
                <text:p>193.8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3.514">
                <text:p>193.5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3.174">
                <text:p>193.1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2.834">
                <text:p>192.8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2.495">
                <text:p>192.4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2.157">
                <text:p>192.1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1.819">
                <text:p>191.8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1.483">
                <text:p>191.4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1.146">
                <text:p>191.1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0.811">
                <text:p>190.8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0.476">
                <text:p>190.4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0.142">
                <text:p>190.1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9.809">
                <text:p>189.8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9.476">
                <text:p>189.4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89.144">
                <text:p>189.1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8.813">
                <text:p>188.8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88.483">
                <text:p>188.4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88.153">
                <text:p>188.1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87.824">
                <text:p>187.8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7.496">
                <text:p>187.4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87.168">
                <text:p>187.1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6.841">
                <text:p>186.8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86.515">
                <text:p>186.5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6.189">
                <text:p>186.1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85.864">
                <text:p>185.8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85.54">
                <text:p>185.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85.216">
                <text:p>185.2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84.893">
                <text:p>184.8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4.571">
                <text:p>184.5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4.25">
                <text:p>184.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3.929">
                <text:p>183.9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3.609">
                <text:p>183.6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3.289">
                <text:p>183.2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82.971">
                <text:p>182.9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2.653">
                <text:p>182.6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2.335">
                <text:p>182.3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2.018">
                <text:p>182.0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1.702">
                <text:p>181.7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1.387">
                <text:p>181.3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1.072">
                <text:p>181.0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0.758">
                <text:p>180.7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0.445">
                <text:p>180.4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0.132">
                <text:p>180.1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9.82">
                <text:p>179.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9.508">
                <text:p>179.5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9.198">
                <text:p>179.1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8.888">
                <text:p>178.8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8.578">
                <text:p>178.5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8.269">
                <text:p>178.2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7.961">
                <text:p>177.9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7.654">
                <text:p>177.6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7.347">
                <text:p>177.3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7.041">
                <text:p>177.0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6.735">
                <text:p>176.7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6.43">
                <text:p>176.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6.126">
                <text:p>176.1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5.822">
                <text:p>175.8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5.52">
                <text:p>175.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5.217">
                <text:p>175.2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4.916">
                <text:p>174.9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4.615">
                <text:p>174.6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4.314">
                <text:p>174.3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4.014">
                <text:p>174.0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3.715">
                <text:p>173.7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3.417">
                <text:p>173.4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3.119">
                <text:p>173.1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2.822">
                <text:p>172.8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2.525">
                <text:p>172.5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2.229">
                <text:p>172.2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1.934">
                <text:p>171.9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1.639">
                <text:p>171.6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1.345">
                <text:p>171.3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1.052">
                <text:p>171.0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.759">
                <text:p>170.7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.467">
                <text:p>170.4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.175">
                <text:p>170.1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9.884">
                <text:p>169.8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9.594">
                <text:p>169.5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9.304">
                <text:p>169.3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9.015">
                <text:p>169.0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8.726">
                <text:p>168.7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8.438">
                <text:p>168.4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8.151">
                <text:p>168.1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7.864">
                <text:p>167.8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7.578">
                <text:p>167.5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7.293">
                <text:p>167.2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7.008">
                <text:p>167.0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6.724">
                <text:p>166.7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6.44">
                <text:p>166.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6.157">
                <text:p>166.1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5.875">
                <text:p>165.8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5.593">
                <text:p>165.5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5.311">
                <text:p>165.3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5.031">
                <text:p>165.0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4.751">
                <text:p>164.7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4.471">
                <text:p>164.4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4.192">
                <text:p>164.1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3.914">
                <text:p>163.9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3.636">
                <text:p>163.6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3.359">
                <text:p>163.3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3.083">
                <text:p>163.0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2.807">
                <text:p>162.8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2.531">
                <text:p>162.5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2.257">
                <text:p>162.2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1.982">
                <text:p>161.9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1.709">
                <text:p>161.7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1.436">
                <text:p>161.4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1.163">
                <text:p>161.1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0.891">
                <text:p>160.8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0.62">
                <text:p>160.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0.349">
                <text:p>160.3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0.079">
                <text:p>160.0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9.81">
                <text:p>159.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9.541">
                <text:p>159.5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9.272">
                <text:p>159.2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9.004">
                <text:p>159.0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8.737">
                <text:p>158.7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8.47">
                <text:p>158.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8.204">
                <text:p>158.2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7.939">
                <text:p>157.9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7.674">
                <text:p>157.6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7.409">
                <text:p>157.4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7.145">
                <text:p>157.1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6.882">
                <text:p>156.8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6.619">
                <text:p>156.6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6.357">
                <text:p>156.3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6.095">
                <text:p>156.0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5.834">
                <text:p>155.8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5.573">
                <text:p>155.5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5.313">
                <text:p>155.3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5.054">
                <text:p>155.0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4.795">
                <text:p>154.7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4.537">
                <text:p>154.5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4.279">
                <text:p>154.2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4.022">
                <text:p>154.0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3.765">
                <text:p>153.7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3.509">
                <text:p>153.5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3.253">
                <text:p>153.2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2.998">
                <text:p>152.9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2.743">
                <text:p>152.7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2.489">
                <text:p>152.4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2.236">
                <text:p>152.2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1.983">
                <text:p>151.9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1.73">
                <text:p>151.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1.479">
                <text:p>151.4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1.227">
                <text:p>151.2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0.976">
                <text:p>150.9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0.726">
                <text:p>150.7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0.476">
                <text:p>150.4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0.227">
                <text:p>150.2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9.978">
                <text:p>149.9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9.73">
                <text:p>149.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9.483">
                <text:p>149.4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9.236">
                <text:p>149.2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8.989">
                <text:p>148.9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8.743">
                <text:p>148.7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8.497">
                <text:p>148.4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8.252">
                <text:p>148.2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8.008">
                <text:p>148.0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7.764">
                <text:p>147.7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7.52">
                <text:p>147.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7.277">
                <text:p>147.2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7.035">
                <text:p>147.0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6.793">
                <text:p>146.7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6.552">
                <text:p>146.5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6.311">
                <text:p>146.3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6.07">
                <text:p>146.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5.83">
                <text:p>145.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5.591">
                <text:p>145.5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5.352">
                <text:p>145.3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5.114">
                <text:p>145.1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4.876">
                <text:p>144.8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4.639">
                <text:p>144.6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4.402">
                <text:p>144.4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4.165">
                <text:p>144.1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3.93">
                <text:p>143.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3.694">
                <text:p>143.6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3.459">
                <text:p>143.4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3.225">
                <text:p>143.2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2.991">
                <text:p>142.9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2.758">
                <text:p>142.7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2.525">
                <text:p>142.5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2.293">
                <text:p>142.2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2.061">
                <text:p>142.0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1.829">
                <text:p>141.8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1.598">
                <text:p>141.5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41.368">
                <text:p>141.3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1.138">
                <text:p>141.1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40.909">
                <text:p>140.9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0.68">
                <text:p>140.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0.451">
                <text:p>140.4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0.223">
                <text:p>140.2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39.996">
                <text:p>139.9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39.769">
                <text:p>139.7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39.542">
                <text:p>139.5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9.316">
                <text:p>139.3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39.091">
                <text:p>139.0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38.866">
                <text:p>138.8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38.641">
                <text:p>138.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38.417">
                <text:p>138.4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8.193">
                <text:p>138.1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37.97">
                <text:p>137.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37.747">
                <text:p>137.7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7.525">
                <text:p>137.5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7.303">
                <text:p>137.3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7.082">
                <text:p>137.0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36.861">
                <text:p>136.8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36.641">
                <text:p>136.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6.421">
                <text:p>136.4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36.202">
                <text:p>136.2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35.983">
                <text:p>135.9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5.764">
                <text:p>135.7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35.546">
                <text:p>135.5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35.328">
                <text:p>135.3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5.111">
                <text:p>135.1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34.895">
                <text:p>134.8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4.678">
                <text:p>134.6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34.463">
                <text:p>134.4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4.247">
                <text:p>134.2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4.033">
                <text:p>134.0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33.818">
                <text:p>133.8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33.604">
                <text:p>133.6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33.391">
                <text:p>133.3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33.178">
                <text:p>133.1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32.965">
                <text:p>132.9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32.753">
                <text:p>132.7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32.542">
                <text:p>132.5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32.33">
                <text:p>132.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32.12">
                <text:p>132.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31.909">
                <text:p>131.9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31.699">
                <text:p>131.6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31.49">
                <text:p>131.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31.281">
                <text:p>131.2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31.073">
                <text:p>131.0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30.864">
                <text:p>130.8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30.657">
                <text:p>130.6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30.45">
                <text:p>130.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30.243">
                <text:p>130.2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30.036">
                <text:p>130.0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29.831">
                <text:p>129.8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29.625">
                <text:p>129.6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29.42">
                <text:p>129.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29.215">
                <text:p>129.2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29.011">
                <text:p>129.0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28.808">
                <text:p>128.8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28.604">
                <text:p>128.6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8.401">
                <text:p>128.4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8.199">
                <text:p>128.1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27.997">
                <text:p>127.9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27.795">
                <text:p>127.7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27.594">
                <text:p>127.5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7.394">
                <text:p>127.3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27.193">
                <text:p>127.1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26.993">
                <text:p>126.9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26.794">
                <text:p>126.7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26.595">
                <text:p>126.5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26.396">
                <text:p>126.3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26.198">
                <text:p>126.1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25.803">
                <text:p>125.8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5.606">
                <text:p>125.6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25.41">
                <text:p>125.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25.214">
                <text:p>125.2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5.018">
                <text:p>125.0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24.823">
                <text:p>124.8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24.628">
                <text:p>124.6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24.433">
                <text:p>124.4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24.239">
                <text:p>124.2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24.046">
                <text:p>124.0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23.853">
                <text:p>123.8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23.66">
                <text:p>123.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23.467">
                <text:p>123.4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23.275">
                <text:p>123.2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23.084">
                <text:p>123.0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22.893">
                <text:p>122.8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22.702">
                <text:p>122.7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2.512">
                <text:p>122.5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2.322">
                <text:p>122.3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22.132">
                <text:p>122.1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21.943">
                <text:p>121.9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21.754">
                <text:p>121.7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21.566">
                <text:p>121.5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21.378">
                <text:p>121.3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21.19">
                <text:p>121.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21.003">
                <text:p>121.0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0.817">
                <text:p>120.8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20.63">
                <text:p>120.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20.444">
                <text:p>120.4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20.259">
                <text:p>120.2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20.073">
                <text:p>120.0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9.889">
                <text:p>119.8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19.704">
                <text:p>119.7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19.52">
                <text:p>119.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9.337">
                <text:p>119.3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9.153">
                <text:p>119.1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8.971">
                <text:p>118.9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8.788">
                <text:p>118.7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8.606">
                <text:p>118.6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8.424">
                <text:p>118.4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8.243">
                <text:p>118.2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8.062">
                <text:p>118.0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7.882">
                <text:p>117.8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7.702">
                <text:p>117.7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7.522">
                <text:p>117.5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17.343">
                <text:p>117.3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7.164">
                <text:p>117.1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16.985">
                <text:p>116.9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16.807">
                <text:p>116.8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16.629">
                <text:p>116.6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6.451">
                <text:p>116.4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6.274">
                <text:p>116.2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6.098">
                <text:p>116.0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5.921">
                <text:p>115.9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5.745">
                <text:p>115.7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5.57">
                <text:p>115.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5.394">
                <text:p>115.3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5.22">
                <text:p>115.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5.045">
                <text:p>115.0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4.871">
                <text:p>114.8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4.697">
                <text:p>114.6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4.524">
                <text:p>114.5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4.351">
                <text:p>114.3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4.178">
                <text:p>114.1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4.006">
                <text:p>114.0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3.834">
                <text:p>113.8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3.662">
                <text:p>113.6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3.491">
                <text:p>113.4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3.32">
                <text:p>113.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3.15">
                <text:p>113.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2.98">
                <text:p>112.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2.81">
                <text:p>112.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2.641">
                <text:p>112.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2.472">
                <text:p>112.4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2.303">
                <text:p>112.3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2.135">
                <text:p>112.1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.967">
                <text:p>111.9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.799">
                <text:p>111.7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.632">
                <text:p>111.6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.465">
                <text:p>111.4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.299">
                <text:p>111.2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.132">
                <text:p>111.1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0.967">
                <text:p>110.9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0.801">
                <text:p>110.8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0.636">
                <text:p>110.6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0.471">
                <text:p>110.4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0.307">
                <text:p>110.3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0.143">
                <text:p>110.1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9.979">
                <text:p>109.9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9.816">
                <text:p>109.8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9.652">
                <text:p>109.6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9.49">
                <text:p>109.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9.327">
                <text:p>109.3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9.165">
                <text:p>109.1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9.004">
                <text:p>109.0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8.842">
                <text:p>108.8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8.682">
                <text:p>108.6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8.521">
                <text:p>108.5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8.361">
                <text:p>108.3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8.201">
                <text:p>108.2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8.041">
                <text:p>108.0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7.882">
                <text:p>107.8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7.723">
                <text:p>107.7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7.564">
                <text:p>107.5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7.406">
                <text:p>107.4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7.248">
                <text:p>107.2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7.09">
                <text:p>107.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6.933">
                <text:p>106.9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6.776">
                <text:p>106.7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6.62">
                <text:p>106.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6.463">
                <text:p>106.4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6.307">
                <text:p>106.3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6.152">
                <text:p>106.1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5.997">
                <text:p>105.9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5.842">
                <text:p>105.8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5.687">
                <text:p>105.6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5.533">
                <text:p>105.5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5.379">
                <text:p>105.3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5.225">
                <text:p>105.2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5.072">
                <text:p>105.0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4.919">
                <text:p>104.9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4.766">
                <text:p>104.7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4.614">
                <text:p>104.6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4.462">
                <text:p>104.4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4.31">
                <text:p>104.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4.159">
                <text:p>104.1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4.008">
                <text:p>104.0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3.857">
                <text:p>103.8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3.707">
                <text:p>103.7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3.557">
                <text:p>103.5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3.407">
                <text:p>103.4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3.257">
                <text:p>103.2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3.108">
                <text:p>103.1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2.959">
                <text:p>102.9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2.811">
                <text:p>102.8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2.663">
                <text:p>102.6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2.515">
                <text:p>102.5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2.367">
                <text:p>102.3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2.22">
                <text:p>102.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2.073">
                <text:p>102.0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1.927">
                <text:p>101.9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1.78">
                <text:p>101.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1.634">
                <text:p>101.6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1.489">
                <text:p>101.4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1.343">
                <text:p>101.3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1.198">
                <text:p>101.1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1.053">
                <text:p>101.0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0.909">
                <text:p>100.9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0.765">
                <text:p>100.7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0.621">
                <text:p>100.6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0.477">
                <text:p>100.4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0.334">
                <text:p>100.3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0.191">
                <text:p>100.1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0.048">
                <text:p>100.0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9.9061">
                <text:p>99.90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9.7641">
                <text:p>99.7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9.6224">
                <text:p>99.62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99.4809">
                <text:p>99.48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9.3398">
                <text:p>99.33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9.199">
                <text:p>99.1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9.0584">
                <text:p>99.05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98.9182">
                <text:p>98.91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98.7783">
                <text:p>98.77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98.6386">
                <text:p>98.63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98.4993">
                <text:p>98.49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98.3602">
                <text:p>98.36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98.2215">
                <text:p>98.22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98.083">
                <text:p>98.0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97.9448">
                <text:p>97.94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97.807">
                <text:p>97.8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97.6694">
                <text:p>97.66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97.5321">
                <text:p>97.53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97.3951">
                <text:p>97.39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7.2584">
                <text:p>97.25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97.122">
                <text:p>97.1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96.9858">
                <text:p>96.98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96.85">
                <text:p>96.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96.7144">
                <text:p>96.71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96.5792">
                <text:p>96.57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96.4442">
                <text:p>96.44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96.3095">
                <text:p>96.30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96.1751">
                <text:p>96.17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96.041">
                <text:p>96.0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95.9072">
                <text:p>95.90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95.7736">
                <text:p>95.77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95.6403">
                <text:p>95.64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5.5073">
                <text:p>95.50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5.3746">
                <text:p>95.37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5.2422">
                <text:p>95.24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5.1101">
                <text:p>95.11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4.9782">
                <text:p>94.97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94.8466">
                <text:p>94.84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4.7153">
                <text:p>94.71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94.5843">
                <text:p>94.58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4.4535">
                <text:p>94.45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4.3231">
                <text:p>94.32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4.1929">
                <text:p>94.19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94.063">
                <text:p>94.0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93.9333">
                <text:p>93.93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93.8039">
                <text:p>93.80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93.6748">
                <text:p>93.67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93.546">
                <text:p>93.5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93.4175">
                <text:p>93.41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93.2892">
                <text:p>93.28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93.1612">
                <text:p>93.16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93.0335">
                <text:p>93.03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92.906">
                <text:p>92.9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92.7788">
                <text:p>92.77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92.6519">
                <text:p>92.65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92.5252">
                <text:p>92.52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92.3988">
                <text:p>92.39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2.2727">
                <text:p>92.27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92.1469">
                <text:p>92.14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92.0213">
                <text:p>92.02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91.896">
                <text:p>91.8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91.7709">
                <text:p>91.77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91.6461">
                <text:p>91.64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91.5216">
                <text:p>91.52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1.3974">
                <text:p>91.39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91.2734">
                <text:p>91.27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91.1496">
                <text:p>91.14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91.0262">
                <text:p>91.02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90.903">
                <text:p>90.9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90.78">
                <text:p>90.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90.6573">
                <text:p>90.65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90.5349">
                <text:p>90.53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90.4127">
                <text:p>90.4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90.2908">
                <text:p>90.29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90.1692">
                <text:p>90.16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0.0478">
                <text:p>90.04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9.9266">
                <text:p>89.92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9.8058">
                <text:p>89.80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9.6851">
                <text:p>89.68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9.5648">
                <text:p>89.56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9.4447">
                <text:p>89.44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9.3248">
                <text:p>89.32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9.2052">
                <text:p>89.20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9.0859">
                <text:p>89.08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8.9668">
                <text:p>88.96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8.8479">
                <text:p>88.84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8.7293">
                <text:p>88.72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8.611">
                <text:p>88.6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8.4929">
                <text:p>88.49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8.3751">
                <text:p>88.37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8.2575">
                <text:p>88.25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8.1401">
                <text:p>88.14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8.023">
                <text:p>88.0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7.9062">
                <text:p>87.90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7.7896">
                <text:p>87.78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7.6733">
                <text:p>87.67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7.5572">
                <text:p>87.55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7.4413">
                <text:p>87.44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7.3257">
                <text:p>87.32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7.2103">
                <text:p>87.21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7.0952">
                <text:p>87.09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6.9803">
                <text:p>86.98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6.8657">
                <text:p>86.86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6.7513">
                <text:p>86.75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6.6372">
                <text:p>86.63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6.5233">
                <text:p>86.52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6.4096">
                <text:p>86.40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6.2962">
                <text:p>86.29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6.183">
                <text:p>86.1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6.0701">
                <text:p>86.07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5.9574">
                <text:p>85.95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5.8449">
                <text:p>85.84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5.7327">
                <text:p>85.73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5.6207">
                <text:p>85.62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5.5089">
                <text:p>85.50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5.3974">
                <text:p>85.39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5.2861">
                <text:p>85.28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5.1751">
                <text:p>85.17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85.0643">
                <text:p>85.06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4.9537">
                <text:p>84.95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84.8434">
                <text:p>84.84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4.7333">
                <text:p>84.73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4.6234">
                <text:p>84.62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4.5138">
                <text:p>84.51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4.4044">
                <text:p>84.40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4.2952">
                <text:p>84.29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4.1863">
                <text:p>84.18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4.0776">
                <text:p>84.07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3.9691">
                <text:p>83.96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3.8608">
                <text:p>83.86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3.7528">
                <text:p>83.75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3.645">
                <text:p>83.6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83.5375">
                <text:p>83.53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3.4301">
                <text:p>83.43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83.323">
                <text:p>83.3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3.2161">
                <text:p>83.2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3.1095">
                <text:p>83.10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3.0031">
                <text:p>83.00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82.8969">
                <text:p>82.89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2.7909">
                <text:p>82.79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2.6851">
                <text:p>82.68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2.5796">
                <text:p>82.57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2.4743">
                <text:p>82.47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2.3692">
                <text:p>82.36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82.2644">
                <text:p>82.26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2.1597">
                <text:p>82.15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2.0553">
                <text:p>82.05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81.9511">
                <text:p>81.95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81.8471">
                <text:p>81.84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1.7434">
                <text:p>81.74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1.6398">
                <text:p>81.63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1.5365">
                <text:p>81.53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81.4334">
                <text:p>81.43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1.3306">
                <text:p>81.33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81.2279">
                <text:p>81.22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1.1255">
                <text:p>81.12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81.0233">
                <text:p>81.02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80.9212">
                <text:p>80.92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0.8195">
                <text:p>80.81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0.7179">
                <text:p>80.71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0.6165">
                <text:p>80.61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0.5154">
                <text:p>80.51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80.4145">
                <text:p>80.41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80.3137">
                <text:p>80.31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80.2132">
                <text:p>80.21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0.113">
                <text:p>80.1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0.0129">
                <text:p>80.01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9.913">
                <text:p>79.9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9.8134">
                <text:p>79.81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9.7139">
                <text:p>79.71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9.6147">
                <text:p>79.61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9.5157">
                <text:p>79.51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9.4169">
                <text:p>79.41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9.3183">
                <text:p>79.31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9.2199">
                <text:p>79.21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9.1217">
                <text:p>79.12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9.0237">
                <text:p>79.02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8.9259">
                <text:p>78.92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8.8284">
                <text:p>78.82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8.731">
                <text:p>78.7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8.6339">
                <text:p>78.63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8.5369">
                <text:p>78.53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8.4402">
                <text:p>78.44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8.3437">
                <text:p>78.34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8.2474">
                <text:p>78.24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8.1512">
                <text:p>78.15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8.0553">
                <text:p>78.05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7.9596">
                <text:p>77.95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7.8641">
                <text:p>77.8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7.7688">
                <text:p>77.76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7.6737">
                <text:p>77.67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7.5788">
                <text:p>77.57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7.4841">
                <text:p>77.48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7.3896">
                <text:p>77.38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7.2953">
                <text:p>77.29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7.2012">
                <text:p>77.20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7.1073">
                <text:p>77.10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7.0136">
                <text:p>77.01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6.9201">
                <text:p>76.92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6.8267">
                <text:p>76.82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6.7336">
                <text:p>76.73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6.6407">
                <text:p>76.64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6.548">
                <text:p>76.5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6.4555">
                <text:p>76.45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6.3632">
                <text:p>76.36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6.271">
                <text:p>76.2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6.1791">
                <text:p>76.17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6.0874">
                <text:p>76.08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5.9958">
                <text:p>75.99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5.9045">
                <text:p>75.90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5.8133">
                <text:p>75.81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5.7224">
                <text:p>75.72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5.6316">
                <text:p>75.63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5.541">
                <text:p>75.5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5.4506">
                <text:p>75.45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5.3604">
                <text:p>75.36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5.2704">
                <text:p>75.27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5.1806">
                <text:p>75.18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5.091">
                <text:p>75.0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5.0016">
                <text:p>75.00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4.9123">
                <text:p>74.91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4.8233">
                <text:p>74.82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4.7344">
                <text:p>74.73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4.6457">
                <text:p>74.64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4.5572">
                <text:p>74.55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4.4689">
                <text:p>74.46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4.3808">
                <text:p>74.38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4.2929">
                <text:p>74.29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4.2052">
                <text:p>74.20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4.1176">
                <text:p>74.11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4.0302">
                <text:p>74.03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3.9431">
                <text:p>73.94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3.8561">
                <text:p>73.85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3.7692">
                <text:p>73.76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3.6826">
                <text:p>73.68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3.5962">
                <text:p>73.59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3.5099">
                <text:p>73.50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3.4238">
                <text:p>73.42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3.3379">
                <text:p>73.33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3.2522">
                <text:p>73.25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3.1667">
                <text:p>73.16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3.0813">
                <text:p>73.08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2.9961">
                <text:p>72.99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2.9112">
                <text:p>72.91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2.8263">
                <text:p>72.82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2.7417">
                <text:p>72.74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2.6573">
                <text:p>72.65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2.573">
                <text:p>72.5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2.4889">
                <text:p>72.48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2.405">
                <text:p>72.4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2.3212">
                <text:p>72.32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2.2377">
                <text:p>72.23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2.1543">
                <text:p>72.15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2.0711">
                <text:p>72.07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1.9881">
                <text:p>71.98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1.9052">
                <text:p>71.90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1.8225">
                <text:p>71.82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1.74">
                <text:p>71.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1.6577">
                <text:p>71.65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1.5755">
                <text:p>71.57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1.4936">
                <text:p>71.49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1.4118">
                <text:p>71.41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1.3301">
                <text:p>71.33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1.2487">
                <text:p>71.24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1.1674">
                <text:p>71.16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1.0863">
                <text:p>71.08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1.0053">
                <text:p>71.00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0.9246">
                <text:p>70.92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0.844">
                <text:p>70.8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0.7635">
                <text:p>70.76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0.6833">
                <text:p>70.68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0.6032">
                <text:p>70.60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0.5233">
                <text:p>70.52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0.4435">
                <text:p>70.44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0.3639">
                <text:p>70.36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0.2845">
                <text:p>70.28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0.2053">
                <text:p>70.20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0.1262">
                <text:p>70.12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0.0473">
                <text:p>70.04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9.9685">
                <text:p>69.96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9.89">
                <text:p>69.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9.8116">
                <text:p>69.81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9.7333">
                <text:p>69.73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9.6553">
                <text:p>69.65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9.5773">
                <text:p>69.57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9.4996">
                <text:p>69.49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9.422">
                <text:p>69.4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9.3446">
                <text:p>69.34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9.2674">
                <text:p>69.26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9.1903">
                <text:p>69.19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9.1133">
                <text:p>69.11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9.0366">
                <text:p>69.03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8.96">
                <text:p>68.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8.8835">
                <text:p>68.88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8.8073">
                <text:p>68.80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8.7312">
                <text:p>68.73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8.6552">
                <text:p>68.65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8.5794">
                <text:p>68.57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8.5038">
                <text:p>68.50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8.4283">
                <text:p>68.42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8.353">
                <text:p>68.3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8.2779">
                <text:p>68.27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8.2029">
                <text:p>68.20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8.128">
                <text:p>68.1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8.0534">
                <text:p>68.05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7.9789">
                <text:p>67.97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7.9045">
                <text:p>67.90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7.8303">
                <text:p>67.83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7.7563">
                <text:p>67.75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7.6824">
                <text:p>67.68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7.6087">
                <text:p>67.60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7.5351">
                <text:p>67.53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7.4617">
                <text:p>67.46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7.3884">
                <text:p>67.38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67.3153">
                <text:p>67.31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67.2423">
                <text:p>67.24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67.1696">
                <text:p>67.16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67.0969">
                <text:p>67.09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67.0244">
                <text:p>67.02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66.9521">
                <text:p>66.95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66.8799">
                <text:p>66.87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6.8079">
                <text:p>66.80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6.736">
                <text:p>66.7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66.6643">
                <text:p>66.66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66.5927">
                <text:p>66.59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6.5213">
                <text:p>66.52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66.45">
                <text:p>66.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6.3789">
                <text:p>66.37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66.308">
                <text:p>66.3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66.2371">
                <text:p>66.23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6.1665">
                <text:p>66.16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6.096">
                <text:p>66.0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66.0256">
                <text:p>66.02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5.9554">
                <text:p>65.95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65.8853">
                <text:p>65.88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65.8154">
                <text:p>65.81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5.7456">
                <text:p>65.74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5.676">
                <text:p>65.6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5.6065">
                <text:p>65.60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5.5372">
                <text:p>65.53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5.468">
                <text:p>65.4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5.399">
                <text:p>65.3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5.3301">
                <text:p>65.33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5.2614">
                <text:p>65.26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65.1928">
                <text:p>65.19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65.1243">
                <text:p>65.12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65.056">
                <text:p>65.0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4.9878">
                <text:p>64.98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4.9198">
                <text:p>64.91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4.852">
                <text:p>64.8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64.7842">
                <text:p>64.78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64.7167">
                <text:p>64.71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64.6492">
                <text:p>64.64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64.5819">
                <text:p>64.58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4.5148">
                <text:p>64.51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4.4477">
                <text:p>64.44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4.3809">
                <text:p>64.38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4.3141">
                <text:p>64.31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4.2476">
                <text:p>64.24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4.1811">
                <text:p>64.18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4.1148">
                <text:p>64.11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4.0486">
                <text:p>64.04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3.9826">
                <text:p>63.98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3.9167">
                <text:p>63.91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3.851">
                <text:p>63.8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3.7854">
                <text:p>63.78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3.7199">
                <text:p>63.71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3.6546">
                <text:p>63.65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3.5894">
                <text:p>63.58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3.5243">
                <text:p>63.52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3.4594">
                <text:p>63.45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3.3946">
                <text:p>63.39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3.33">
                <text:p>63.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3.2655">
                <text:p>63.26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3.2011">
                <text:p>63.20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3.1369">
                <text:p>63.13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3.0728">
                <text:p>63.07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3.0089">
                <text:p>63.00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2.945">
                <text:p>62.9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2.8814">
                <text:p>62.88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2.8178">
                <text:p>62.81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2.7544">
                <text:p>62.75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2.6911">
                <text:p>62.69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2.628">
                <text:p>62.6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2.5649">
                <text:p>62.56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2.5021">
                <text:p>62.50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2.4393">
                <text:p>62.43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2.3767">
                <text:p>62.37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2.3142">
                <text:p>62.31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2.2519">
                <text:p>62.25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2.1897">
                <text:p>62.18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2.1276">
                <text:p>62.12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2.0656">
                <text:p>62.06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2.0038">
                <text:p>62.00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1.9421">
                <text:p>61.94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61.8805">
                <text:p>61.88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61.8191">
                <text:p>61.81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1.7578">
                <text:p>61.75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1.6966">
                <text:p>61.69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1.6356">
                <text:p>61.63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1.5747">
                <text:p>61.57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1.5139">
                <text:p>61.51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61.4533">
                <text:p>61.45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61.3927">
                <text:p>61.39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61.3323">
                <text:p>61.33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61.2721">
                <text:p>61.27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1.2119">
                <text:p>61.21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61.1519">
                <text:p>61.15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1.092">
                <text:p>61.0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61.0323">
                <text:p>61.03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60.9726">
                <text:p>60.97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60.9131">
                <text:p>60.91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0.8538">
                <text:p>60.85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0.7945">
                <text:p>60.79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60.7354">
                <text:p>60.73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60.6764">
                <text:p>60.67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60.6175">
                <text:p>60.61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60.5587">
                <text:p>60.55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60.5001">
                <text:p>60.50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60.4416">
                <text:p>60.44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60.3832">
                <text:p>60.38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60.325">
                <text:p>60.3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60.2668">
                <text:p>60.26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60.2088">
                <text:p>60.20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60.151">
                <text:p>60.1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60.0932">
                <text:p>60.09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60.0355">
                <text:p>60.03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9.978">
                <text:p>59.9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9.9206">
                <text:p>59.92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9.8634">
                <text:p>59.86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9.8062">
                <text:p>59.80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9.7492">
                <text:p>59.74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9.6923">
                <text:p>59.69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9.6355">
                <text:p>59.63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9.5788">
                <text:p>59.57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9.5222">
                <text:p>59.52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9.4658">
                <text:p>59.46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.4095">
                <text:p>59.40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9.3533">
                <text:p>59.35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9.2972">
                <text:p>59.29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9.2413">
                <text:p>59.24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9.1855">
                <text:p>59.18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9.1297">
                <text:p>59.12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9.0741">
                <text:p>59.07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9.0187">
                <text:p>59.01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8.9633">
                <text:p>58.96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8.908">
                <text:p>58.9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8.8529">
                <text:p>58.85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8.7979">
                <text:p>58.79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8.743">
                <text:p>58.7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8.6882">
                <text:p>58.68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8.6336">
                <text:p>58.63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8.579">
                <text:p>58.5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8.5246">
                <text:p>58.52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8.4703">
                <text:p>58.47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8.4161">
                <text:p>58.4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8.362">
                <text:p>58.3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8.308">
                <text:p>58.3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8.2542">
                <text:p>58.25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8.2004">
                <text:p>58.20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8.1468">
                <text:p>58.14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8.0933">
                <text:p>58.09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8.0399">
                <text:p>58.03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7.9866">
                <text:p>57.98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7.9334">
                <text:p>57.93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7.8803">
                <text:p>57.88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7.8274">
                <text:p>57.82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7.7745">
                <text:p>57.77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7.7218">
                <text:p>57.72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7.6692">
                <text:p>57.66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7.6167">
                <text:p>57.61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7.5643">
                <text:p>57.56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7.512">
                <text:p>57.5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7.4599">
                <text:p>57.45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7.4078">
                <text:p>57.40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7.3559">
                <text:p>57.35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7.304">
                <text:p>57.3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7.2523">
                <text:p>57.25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7.2007">
                <text:p>57.20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7.1492">
                <text:p>57.14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7.0978">
                <text:p>57.09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7.0465">
                <text:p>57.04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6.9953">
                <text:p>56.99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6.9442">
                <text:p>56.94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6.8932">
                <text:p>56.89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6.8424">
                <text:p>56.84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6.7916">
                <text:p>56.79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6.741">
                <text:p>56.7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6.6904">
                <text:p>56.69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6.64">
                <text:p>56.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6.5897">
                <text:p>56.58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6.5395">
                <text:p>56.53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6.4894">
                <text:p>56.48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6.4394">
                <text:p>56.43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6.3895">
                <text:p>56.38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6.3397">
                <text:p>56.33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6.29">
                <text:p>56.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6.2404">
                <text:p>56.24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6.1909">
                <text:p>56.19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6.1416">
                <text:p>56.14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6.0923">
                <text:p>56.09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6.0431">
                <text:p>56.04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5.9941">
                <text:p>55.99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5.9451">
                <text:p>55.94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5.8963">
                <text:p>55.89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5.8475">
                <text:p>55.84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5.7989">
                <text:p>55.79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5.7504">
                <text:p>55.75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5.7019">
                <text:p>55.70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5.6536">
                <text:p>55.65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5.6054">
                <text:p>55.60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5.5572">
                <text:p>55.55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5.5092">
                <text:p>55.50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5.4613">
                <text:p>55.46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5.4135">
                <text:p>55.41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5.3657">
                <text:p>55.36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5.3181">
                <text:p>55.31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5.2706">
                <text:p>55.27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5.2232">
                <text:p>55.22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5.1759">
                <text:p>55.17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5.1286">
                <text:p>55.12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5.0815">
                <text:p>55.08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5.0345">
                <text:p>55.03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4.9876">
                <text:p>54.98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4.9408">
                <text:p>54.94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4.894">
                <text:p>54.8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4.8474">
                <text:p>54.84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4.8009">
                <text:p>54.80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4.7545">
                <text:p>54.7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4.7081">
                <text:p>54.70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4.6619">
                <text:p>54.66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4.6158">
                <text:p>54.61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4.5698">
                <text:p>54.56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4.5238">
                <text:p>54.52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4.478">
                <text:p>54.4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4.4323">
                <text:p>54.43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4.3866">
                <text:p>54.38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4.3411">
                <text:p>54.34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4.2956">
                <text:p>54.29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4.2503">
                <text:p>54.25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4.205">
                <text:p>54.2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4.1598">
                <text:p>54.15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4.1148">
                <text:p>54.11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4.0698">
                <text:p>54.06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4.0249">
                <text:p>54.02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3.9802">
                <text:p>53.98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3.9355">
                <text:p>53.93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3.8909">
                <text:p>53.89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3.8464">
                <text:p>53.84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3.802">
                <text:p>53.8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3.7577">
                <text:p>53.75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3.7135">
                <text:p>53.71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3.6694">
                <text:p>53.66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3.6253">
                <text:p>53.62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3.5814">
                <text:p>53.58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3.5376">
                <text:p>53.53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3.4938">
                <text:p>53.49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3.4502">
                <text:p>53.45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3.4066">
                <text:p>53.40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3.3631">
                <text:p>53.36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3.3198">
                <text:p>53.31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3.2765">
                <text:p>53.27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3.2333">
                <text:p>53.23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3.1902">
                <text:p>53.19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3.1472">
                <text:p>53.14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3.1043">
                <text:p>53.10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3.0614">
                <text:p>53.06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3.0187">
                <text:p>53.01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2.976">
                <text:p>52.9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2.9335">
                <text:p>52.93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2.891">
                <text:p>52.8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2.8486">
                <text:p>52.84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2.8064">
                <text:p>52.80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2.7642">
                <text:p>52.76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2.7221">
                <text:p>52.72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2.68">
                <text:p>52.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2.6381">
                <text:p>52.63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2.5963">
                <text:p>52.59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2.5545">
                <text:p>52.5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2.5129">
                <text:p>52.51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2.4713">
                <text:p>52.47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2.4298">
                <text:p>52.42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2.3884">
                <text:p>52.38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2.3471">
                <text:p>52.34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2.3059">
                <text:p>52.30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2.2647">
                <text:p>52.26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2.2237">
                <text:p>52.22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2.1827">
                <text:p>52.18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52.1419">
                <text:p>52.14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2.1011">
                <text:p>52.10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52.0604">
                <text:p>52.06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2.0198">
                <text:p>52.01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1.9792">
                <text:p>51.97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1.9388">
                <text:p>51.93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1.8984">
                <text:p>51.89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1.8582">
                <text:p>51.85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1.818">
                <text:p>51.8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1.7779">
                <text:p>51.77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1.7379">
                <text:p>51.73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1.6979">
                <text:p>51.69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1.6581">
                <text:p>51.65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1.6183">
                <text:p>51.61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1.5786">
                <text:p>51.57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1.539">
                <text:p>51.5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1.4995">
                <text:p>51.49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1.4601">
                <text:p>51.46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1.4208">
                <text:p>51.42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1.3815">
                <text:p>51.38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1.3423">
                <text:p>51.34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1.3032">
                <text:p>51.30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51.2642">
                <text:p>51.26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51.2253">
                <text:p>51.22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1.1865">
                <text:p>51.18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51.1477">
                <text:p>51.14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51.109">
                <text:p>51.1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51.0704">
                <text:p>51.07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51.0319">
                <text:p>51.03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50.9935">
                <text:p>50.99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50.9551">
                <text:p>50.95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50.9168">
                <text:p>50.91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0.8787">
                <text:p>50.87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0.8405">
                <text:p>50.84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0.8025">
                <text:p>50.80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0.7646">
                <text:p>50.76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0.7267">
                <text:p>50.72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0.6889">
                <text:p>50.68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0.6512">
                <text:p>50.65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0.6136">
                <text:p>50.61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50.576">
                <text:p>50.5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50.5386">
                <text:p>50.53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50.5012">
                <text:p>50.50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50.4639">
                <text:p>50.46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0.4266">
                <text:p>50.42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0.3895">
                <text:p>50.38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0.3524">
                <text:p>50.35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50.3154">
                <text:p>50.31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50.2785">
                <text:p>50.27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50.2417">
                <text:p>50.24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50.2049">
                <text:p>50.20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50.1682">
                <text:p>50.16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50.1316">
                <text:p>50.13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50.0951">
                <text:p>50.09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50.0586">
                <text:p>50.05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50.0223">
                <text:p>50.02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9.986">
                <text:p>49.9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9.9498">
                <text:p>49.94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9.9136">
                <text:p>49.91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9.8776">
                <text:p>49.87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9.8416">
                <text:p>49.84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9.8057">
                <text:p>49.80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9.7698">
                <text:p>49.76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9.7341">
                <text:p>49.73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9.6984">
                <text:p>49.69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9.6628">
                <text:p>49.66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9.6272">
                <text:p>49.62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9.5918">
                <text:p>49.59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9.5564">
                <text:p>49.55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9.5211">
                <text:p>49.52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9.4859">
                <text:p>49.48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9.4507">
                <text:p>49.45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9.4156">
                <text:p>49.41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9.3806">
                <text:p>49.38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9.3457">
                <text:p>49.34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9.3108">
                <text:p>49.31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9.276">
                <text:p>49.2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9.2413">
                <text:p>49.24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9.2067">
                <text:p>49.20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9.1721">
                <text:p>49.17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9.1376">
                <text:p>49.13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9.1032">
                <text:p>49.10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9.0689">
                <text:p>49.06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9.0346">
                <text:p>49.03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9.0004">
                <text:p>49.00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8.9662">
                <text:p>48.96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8.9322">
                <text:p>48.93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8.8982">
                <text:p>48.89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8.8643">
                <text:p>48.86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8.8304">
                <text:p>48.83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8.7967">
                <text:p>48.79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8.763">
                <text:p>48.7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8.7294">
                <text:p>48.72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8.6958">
                <text:p>48.69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8.6623">
                <text:p>48.66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8.6289">
                <text:p>48.62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8.5956">
                <text:p>48.59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8.5623">
                <text:p>48.56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8.5291">
                <text:p>48.52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8.496">
                <text:p>48.4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8.4629">
                <text:p>48.46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8.4299">
                <text:p>48.42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8.397">
                <text:p>48.3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8.3642">
                <text:p>48.36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8.3314">
                <text:p>48.33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8.2987">
                <text:p>48.29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8.266">
                <text:p>48.2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8.2334">
                <text:p>48.23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8.2009">
                <text:p>48.20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8.1685">
                <text:p>48.16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8.1361">
                <text:p>48.13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8.1039">
                <text:p>48.10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8.0716">
                <text:p>48.07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8.0395">
                <text:p>48.03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8.0074">
                <text:p>48.00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7.9753">
                <text:p>47.97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7.9434">
                <text:p>47.94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7.9115">
                <text:p>47.91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7.8797">
                <text:p>47.87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7.8479">
                <text:p>47.84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7.8162">
                <text:p>47.81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7.7846">
                <text:p>47.78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7.7531">
                <text:p>47.75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7.7216">
                <text:p>47.72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7.6902">
                <text:p>47.69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7.6588">
                <text:p>47.65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7.6275">
                <text:p>47.62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7.5963">
                <text:p>47.59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7.5652">
                <text:p>47.56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7.5341">
                <text:p>47.53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7.5031">
                <text:p>47.50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7.4721">
                <text:p>47.47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7.4412">
                <text:p>47.44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7.4104">
                <text:p>47.41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7.3796">
                <text:p>47.37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7.3489">
                <text:p>47.34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7.3183">
                <text:p>47.31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7.2877">
                <text:p>47.28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7.2572">
                <text:p>47.25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7.2268">
                <text:p>47.22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7.1964">
                <text:p>47.19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7.1661">
                <text:p>47.16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7.1359">
                <text:p>47.13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7.1057">
                <text:p>47.10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7.0756">
                <text:p>47.07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7.0456">
                <text:p>47.04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7.0156">
                <text:p>47.01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6.9857">
                <text:p>46.98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6.9558">
                <text:p>46.95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6.926">
                <text:p>46.9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6.8963">
                <text:p>46.89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6.8666">
                <text:p>46.86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6.837">
                <text:p>46.8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6.8074">
                <text:p>46.80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6.778">
                <text:p>46.7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6.7486">
                <text:p>46.74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6.7192">
                <text:p>46.71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6.6899">
                <text:p>46.68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6.6607">
                <text:p>46.66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6.6315">
                <text:p>46.63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6.6024">
                <text:p>46.60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6.5733">
                <text:p>46.57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